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F00000199047A7972CBFC5EB1.png" manifest:media-type="image/png"/>
  <manifest:file-entry manifest:full-path="Pictures/1000020100000357000001F5E896040F8512CDBF.png" manifest:media-type="image/png"/>
  <manifest:file-entry manifest:full-path="Pictures/100002010000007900000141F23DFCB6334DCC76.png" manifest:media-type="image/png"/>
  <manifest:file-entry manifest:full-path="Pictures/100002010000014A000000CB04A31A5E5223B930.png" manifest:media-type="image/png"/>
  <manifest:file-entry manifest:full-path="Pictures/100002010000007900000141B88ABDCE09A4B2F9.png" manifest:media-type="image/png"/>
  <manifest:file-entry manifest:full-path="Pictures/10000201000001E1000000C6339F8E8C12214401.png" manifest:media-type="image/png"/>
  <manifest:file-entry manifest:full-path="Pictures/10000201000002290000013BFD7F38793614D779.png" manifest:media-type="image/png"/>
  <manifest:file-entry manifest:full-path="Pictures/100002010000012D0000015EE58E239ED53372BD.png" manifest:media-type="image/png"/>
  <manifest:file-entry manifest:full-path="Pictures/10000201000001B500000073888061021EF6C6F7.png" manifest:media-type="image/png"/>
  <manifest:file-entry manifest:full-path="Pictures/1000020100000357000001F5C87CCD2F592E3A53.png" manifest:media-type="image/png"/>
  <manifest:file-entry manifest:full-path="Pictures/100002010000056D000002EEBEE16105AA549AFA.png" manifest:media-type="image/png"/>
  <manifest:file-entry manifest:full-path="Pictures/100002010000010F000000BABA9D7EC13DB4C0F9.png" manifest:media-type="image/png"/>
  <manifest:file-entry manifest:full-path="Pictures/10000201000000F4000000D662DDA106D708B6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2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2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2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3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3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3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3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4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4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4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4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4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2.179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style:font-size-asian="20pt" style:font-size-complex="20pt"/>
    </style:style>
    <style:style style:name="P9" style:family="paragraph">
      <style:paragraph-properties fo:text-align="justify"/>
      <style:text-properties style:font-name="Arial3" fo:font-size="20pt" style:font-size-asian="20pt" style:font-size-complex="20pt"/>
    </style:style>
    <style:style style:name="P10" style:family="paragraph">
      <style:text-properties style:font-name="Arial3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text-properties style:font-name="Arial3" fo:font-size="18pt" style:font-size-asian="18pt" style:font-size-complex="18pt"/>
    </style:style>
    <style:style style:name="P22" style:family="paragraph">
      <style:paragraph-properties fo:margin-top="0.2cm" fo:margin-bottom="0cm" style:writing-mode="lr-tb"/>
    </style:style>
    <style:style style:name="P23" style:family="paragraph">
      <style:paragraph-properties fo:margin-top="0.2cm" fo:margin-bottom="0cm" style:writing-mode="lr-tb"/>
      <style:text-properties fo:color="#000000" style:font-name="Arial3" fo:font-size="20pt" style:font-size-asian="20pt" style:font-size-complex="20pt"/>
    </style:style>
    <style:style style:name="P24" style:family="paragraph">
      <style:paragraph-properties fo:margin-top="0.2cm" fo:margin-bottom="0cm" style:writing-mode="lr-tb"/>
      <style:text-properties fo:color="#000000" style:font-name="Arial3" fo:font-size="18pt" style:font-size-asian="18pt" style:font-size-complex="18pt"/>
    </style:style>
    <style:style style:name="P25" style:family="paragraph">
      <style:paragraph-properties style:writing-mode="lr-tb"/>
    </style:style>
    <style:style style:name="P26" style:family="paragraph">
      <style:paragraph-properties fo:margin-top="0.2cm" fo:margin-bottom="0cm" style:writing-mode="lr-tb"/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text-properties style:font-name="Arial3" fo:font-size="16pt" style:font-size-asian="16pt" style:font-size-complex="16pt"/>
    </style:style>
    <style:style style:name="P29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30" style:family="paragraph">
      <style:text-properties fo:color="#000099" style:font-name="Arial3" fo:font-size="20pt" style:font-size-asian="20pt" style:font-size-complex="20pt"/>
    </style:style>
    <style:style style:name="P31" style:family="paragraph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P32" style:family="paragraph">
      <style:paragraph-properties fo:text-align="center"/>
      <style:text-properties style:font-name="Arial3" fo:font-size="18pt"/>
    </style:style>
    <style:style style:name="P33" style:family="paragraph">
      <loext:graphic-properties draw:fill-color="#ff3333"/>
      <style:paragraph-properties fo:text-align="center"/>
    </style:style>
    <style:style style:name="P34" style:family="paragraph">
      <loext:graphic-properties draw:fill-color="#6699cc"/>
      <style:paragraph-properties fo:text-align="center"/>
      <style:text-properties style:font-name="Arial3" fo:font-size="18pt"/>
    </style:style>
    <style:style style:name="P35" style:family="paragraph">
      <loext:graphic-properties draw:fill="none" draw:fill-color="#ffffff"/>
      <style:text-properties style:font-name="Arial3"/>
    </style:style>
    <style:style style:name="P36" style:family="paragraph">
      <style:paragraph-properties fo:text-align="center"/>
      <style:text-properties style:font-name="Arial3"/>
    </style:style>
    <style:style style:name="P37" style:family="paragraph">
      <loext:graphic-properties draw:fill="none" draw:fill-color="#ffffff"/>
    </style:style>
    <style:style style:name="P38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39" style:family="paragraph">
      <loext:graphic-properties draw:fill-color="#009900"/>
      <style:paragraph-properties fo:text-align="center"/>
    </style:style>
    <style:style style:name="P40" style:family="paragraph">
      <style:paragraph-properties fo:margin-top="0cm" fo:margin-bottom="0.3cm" fo:text-align="start" style:writing-mode="lr-tb"/>
    </style:style>
    <style:style style:name="P41" style:family="paragraph">
      <loext:graphic-properties draw:fill-color="#ffff99"/>
      <style:paragraph-properties fo:text-align="start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42" style:family="paragraph">
      <loext:graphic-properties draw:fill-color="#00cccc"/>
      <style:paragraph-properties fo:text-align="center"/>
    </style:style>
    <style:style style:name="P43" style:family="paragraph">
      <loext:graphic-properties draw:fill-color="#0000cc"/>
      <style:paragraph-properties fo:text-align="center"/>
      <style:text-properties fo:color="#ffffff" style:font-name="Arial3"/>
    </style:style>
    <style:style style:name="P44" style:family="paragraph">
      <style:paragraph-properties fo:text-align="center"/>
      <style:text-properties style:font-name="Arial3" fo:font-size="14pt" style:font-size-asian="14pt" style:font-size-complex="14pt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style:text-properties fo:color="#000099" style:font-name="Arial3" fo:font-size="18pt" fo:font-weight="normal" style:font-size-asian="18pt" style:font-weight-asian="normal" style:font-size-complex="18pt" style:font-weight-complex="normal"/>
    </style:style>
    <style:style style:name="P47" style:family="paragraph">
      <style:paragraph-properties fo:margin-top="0.31cm" fo:margin-bottom="0.6cm" style:writing-mode="lr-tb"/>
    </style:style>
    <style:style style:name="P48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49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5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8pt" fo:font-weight="bold" style:font-size-asian="48pt" style:font-weight-asian="bold" style:font-size-complex="48pt" style:font-weight-complex="bold"/>
    </style:style>
    <style:style style:name="P5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8pt" fo:font-weight="bold" style:font-size-asian="28pt" style:font-weight-asian="bold" style:font-size-complex="28pt" style:font-weight-complex="bold"/>
    </style:style>
    <style:style style:name="P5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5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5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5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5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5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36pt" fo:font-weight="bold" style:font-size-asian="36pt" style:font-weight-asian="bold" style:font-size-complex="36pt" style:font-weight-complex="bold"/>
    </style:style>
    <style:style style:name="P5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6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16pt" fo:font-weight="bold" style:font-size-asian="16pt" style:font-weight-asian="bold" style:font-size-complex="16pt" style:font-weight-complex="bold"/>
    </style:style>
    <style:style style:name="P6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66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style:font-size-asian="20pt" style:font-size-complex="20pt"/>
    </style:style>
    <style:style style:name="T7" style:family="text">
      <style:text-properties style:font-name="Arial3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style:font-size-asian="20pt" style:font-size-complex="20pt"/>
    </style:style>
    <style:style style:name="T1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99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66666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font-name="Arial3" fo:font-size="20pt" style:font-size-asian="20pt" style:font-size-complex="20pt"/>
    </style:style>
    <style:style style:name="T27" style:family="text">
      <style:text-properties fo:color="#00cc00" style:font-name="Arial3" fo:font-size="20pt" style:font-size-asian="20pt" style:font-size-complex="20pt"/>
    </style:style>
    <style:style style:name="T28" style:family="text">
      <style:text-properties fo:color="#009900" style:font-name="Arial3" fo:font-size="20pt" style:font-size-asian="20pt" style:font-size-complex="20pt"/>
    </style:style>
    <style:style style:name="T29" style:family="text">
      <style:text-properties style:font-name="Arial3" fo:font-size="18pt" style:font-size-asian="18pt" style:font-size-complex="18pt"/>
    </style:style>
    <style:style style:name="T30" style:family="text">
      <style:text-properties fo:color="#009900" style:font-name="Arial3" fo:font-size="18pt" style:font-size-asian="18pt" style:font-size-complex="18pt"/>
    </style:style>
    <style:style style:name="T31" style:family="text">
      <style:text-properties fo:color="#cc00cc" style:font-name="Courier New1"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33" style:family="text">
      <style:text-properties fo:color="#00cccc" style:font-name="Courier New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7826" style:font-name="Arial3" fo:font-size="20pt" style:font-size-asian="20pt" style:font-size-complex="20pt"/>
    </style:style>
    <style:style style:name="T35" style:family="text">
      <style:text-properties fo:color="#0000cc" style:font-name="Arial3" fo:font-size="20pt" style:font-size-asian="20pt" style:font-size-complex="20pt"/>
    </style:style>
    <style:style style:name="T36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38" style:family="text">
      <style:text-properties fo:color="#0000cc" style:font-name="Courier New1" fo:font-size="20pt" fo:font-weight="bold" style:font-size-asian="20pt" style:font-weight-asian="bold" style:font-size-complex="20pt" style:font-weight-complex="bold"/>
    </style:style>
    <style:style style:name="T39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8080" style:font-name="Arial3" fo:font-size="18pt" style:font-size-asian="18pt" style:font-size-complex="18pt"/>
    </style:style>
    <style:style style:name="T41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000099" style:font-name="Arial3" fo:font-size="20pt" style:font-size-asian="20pt" style:font-size-complex="20pt"/>
    </style:style>
    <style:style style:name="T45" style:family="text">
      <style:text-properties fo:color="#990099" style:font-name="Courier New1" fo:font-size="40pt" fo:font-weight="bold" style:font-size-asian="40pt" style:font-weight-asian="bold" style:font-size-complex="40pt" style:font-weight-complex="bold"/>
    </style:style>
    <style:style style:name="T46" style:family="text">
      <style:text-properties style:font-name="Courier New1"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000099" style:font-name="Courier New1" fo:font-size="40pt" fo:font-weight="bold" style:font-size-asian="40pt" style:font-weight-asian="bold" style:font-size-complex="40pt" style:font-weight-complex="bold"/>
    </style:style>
    <style:style style:name="T48" style:family="text">
      <style:text-properties fo:color="#006600" style:font-name="Courier New1" fo:font-size="40pt" fo:font-weight="bold" style:font-size-asian="40pt" style:font-weight-asian="bold" style:font-size-complex="40pt" style:font-weight-complex="bold"/>
    </style:style>
    <style:style style:name="T49" style:family="text">
      <style:text-properties fo:color="#808080" style:font-name="Courier New1" fo:font-size="40pt" fo:font-weight="bold" style:font-size-asian="40pt" style:font-weight-asian="bold" style:font-size-complex="40pt" style:font-weight-complex="bold"/>
    </style:style>
    <style:style style:name="T50" style:family="text">
      <style:text-properties fo:color="#000000" style:font-name="Courier New1" fo:font-size="40pt" fo:font-weight="bold" style:font-size-asian="40pt" style:font-weight-asian="bold" style:font-size-complex="40pt" style:font-weight-complex="bold"/>
    </style:style>
    <style:style style:name="T51" style:family="text">
      <style:text-properties fo:color="#800000" style:font-name="Courier New1" fo:font-size="40pt" fo:font-weight="bold" style:font-size-asian="40pt" style:font-weight-asian="bold" style:font-size-complex="40pt" style:font-weight-complex="bold"/>
    </style:style>
    <style:style style:name="T52" style:family="text">
      <style:text-properties fo:color="#cc0000" style:font-name="Courier New1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0099"/>
    </style:style>
    <style:style style:name="T55" style:family="text">
      <style:text-properties fo:color="#990000" style:font-name="Courier New1" fo:font-size="18pt" fo:font-weight="bold" style:font-size-asian="18pt" style:font-weight-asian="bold" style:font-size-complex="18pt" style:font-weight-complex="bold"/>
    </style:style>
    <style:style style:name="T56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57" style:family="text">
      <style:text-properties fo:font-size="16pt" style:font-size-asian="16pt" style:font-size-complex="16pt"/>
    </style:style>
    <style:style style:name="T58" style:family="text">
      <style:text-properties fo:color="#800000" style:font-name="Courier New1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62" style:family="text">
      <style:text-properties fo:color="#000000"/>
    </style:style>
    <style:style style:name="T63" style:family="text">
      <style:text-properties fo:font-size="20pt" fo:font-weight="bold" style:font-size-asian="20pt" style:font-weight-asian="bold" style:font-size-complex="20pt" style:font-weight-complex="bold"/>
    </style:style>
    <style:style style:name="T64" style:family="text">
      <style:text-properties fo:font-size="20pt" style:font-size-asian="20pt" style:font-size-complex="20pt"/>
    </style:style>
    <style:style style:name="T65" style:family="text">
      <style:text-properties fo:color="#000099" fo:font-size="20pt" style:font-size-asian="20pt" style:font-size-complex="20pt"/>
    </style:style>
    <style:style style:name="T66" style:family="text">
      <style:text-properties fo:font-size="20pt" fo:font-weight="normal" style:font-size-asian="20pt" style:font-weight-asian="normal" style:font-size-complex="20pt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000099" fo:font-weight="normal" style:font-weight-asian="normal" style:font-weight-complex="normal"/>
    </style:style>
    <style:style style:name="T70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71" style:family="text">
      <style:text-properties fo:color="#ffffff" style:font-name="Arial3"/>
    </style:style>
    <style:style style:name="T72" style:family="text">
      <style:text-properties style:font-name="Arial3" fo:font-size="14pt" style:font-size-asian="14pt" style:font-size-complex="14pt"/>
    </style:style>
    <style:style style:name="T73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74" style:family="text">
      <style:text-properties fo:color="#ff0000" fo:font-weight="normal" style:font-weight-asian="normal" style:font-weight-complex="normal"/>
    </style:style>
    <style:style style:name="T75" style:family="text">
      <style:text-properties fo:color="#800000" fo:font-weight="normal" style:font-weight-asian="normal" style:font-weight-complex="normal"/>
    </style:style>
    <style:style style:name="T7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font-size="22pt" fo:font-weight="normal" style:font-size-asian="22pt" style:font-weight-asian="normal" style:font-size-complex="22pt" style:font-weight-complex="normal"/>
    </style:style>
    <style:style style:name="T78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79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80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81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82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83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84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85" style:family="text">
      <style:text-properties fo:color="#6600cc" style:font-name="Courier New1" fo:font-size="28pt" fo:font-weight="bold" style:font-size-asian="28pt" style:font-weight-asian="bold" style:font-size-complex="28pt" style:font-weight-complex="bold"/>
    </style:style>
    <style:style style:name="T86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87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88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89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90" style:family="text">
      <style:text-properties fo:color="#000000" style:font-name="Arial3" fo:font-size="18pt" fo:font-weight="normal" style:font-size-asian="18pt" style:font-weight-asian="normal" style:font-size-complex="18pt" style:font-weight-complex="normal"/>
    </style:style>
    <style:style style:name="T91" style:family="text">
      <style:text-properties fo:color="#0000cc" style:font-name="Arial3" fo:font-size="18pt" fo:font-weight="normal" style:font-size-asian="18pt" style:font-weight-asian="normal" style:font-size-complex="18pt" style:font-weight-complex="normal"/>
    </style:style>
    <style:style style:name="T92" style:family="text">
      <style:text-properties fo:font-variant="normal" fo:text-transform="none" fo:color="#00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99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Arial3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9900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999999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Arial3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ff" style:text-outline="false" style:text-line-through-style="none" style:text-line-through-type="none" style:font-name="Arial3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99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cc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6600cc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ff" style:text-outline="false" style:text-line-through-style="none" style:text-line-through-type="none" style:font-name="Courier New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0000" style:text-outline="false" style:text-line-through-style="none" style:text-line-through-type="none" style:font-name="Arial3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size="18pt" style:font-size-asian="28pt" style:font-size-complex="28pt"/>
    </style:style>
    <style:style style:name="T122" style:family="text">
      <style:text-properties fo:color="#0000ff" fo:font-size="18pt" style:font-size-asian="28pt" style:font-size-complex="28pt"/>
    </style:style>
    <style:style style:name="T123" style:family="text">
      <style:text-properties style:font-name="Courier New1" fo:font-size="18pt" fo:font-weight="bold" style:font-size-asian="28pt" style:font-weight-asian="bold" style:font-size-complex="28pt" style:font-weight-complex="bold"/>
    </style:style>
    <style:style style:name="T124" style:family="text">
      <style:text-properties style:font-name="Courier New1" fo:font-weight="bold" style:font-weight-asian="bold" style:font-weight-complex="bold"/>
    </style:style>
    <style:style style:name="T125" style:family="text">
      <style:text-properties fo:color="#00cc33" style:font-name="Courier New1" fo:font-size="18pt" fo:font-weight="bold" style:font-size-asian="28pt" style:font-weight-asian="bold" style:font-size-complex="28pt" style:font-weight-complex="bold"/>
    </style:style>
    <style:style style:name="T126" style:family="text">
      <style:text-properties fo:color="#6600cc" style:font-name="Courier New1" fo:font-size="18pt" fo:font-weight="bold" style:font-size-asian="28pt" style:font-weight-asian="bold" style:font-size-complex="28pt" style:font-weight-complex="bold"/>
    </style:style>
    <style:style style:name="T127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28" style:family="text">
      <style:text-properties fo:color="#cc0066" style:font-name="Courier New1" fo:font-size="18pt" fo:font-weight="bold" style:font-size-asian="28pt" style:font-weight-asian="bold" style:font-size-complex="28pt" style:font-weight-complex="bold"/>
    </style:style>
    <style:style style:name="T129" style:family="text">
      <style:text-properties fo:color="#999999" style:font-name="Courier New1" fo:font-size="18pt" fo:font-weight="bold" style:font-size-asian="28pt" style:font-weight-asian="bold" style:font-size-complex="28pt" style:font-weight-complex="bold"/>
    </style:style>
    <style:style style:name="T130" style:family="text">
      <style:text-properties fo:color="#0000ff" style:font-name="Courier New1" fo:font-size="18pt" fo:font-weight="bold" style:font-size-asian="28pt" style:font-weight-asian="bold" style:font-size-complex="28pt" style:font-weight-complex="bold"/>
    </style:style>
    <style:style style:name="T131" style:family="text">
      <style:text-properties style:font-name="Arial3" fo:font-size="18pt" fo:font-weight="bold" style:font-size-asian="28pt" style:font-weight-asian="bold" style:font-size-complex="28pt" style:font-weight-complex="bold"/>
    </style:style>
    <style:style style:name="T132" style:family="text">
      <style:text-properties style:font-name="Arial3" fo:font-size="18pt" fo:font-weight="normal" style:font-size-asian="28pt" style:font-weight-asian="normal" style:font-size-complex="28pt" style:font-weight-complex="normal"/>
    </style:style>
    <style:style style:name="T133" style:family="text">
      <style:text-properties fo:color="#009900" style:font-name="Courier New1" fo:font-size="18pt" fo:font-weight="bold" style:font-size-asian="28pt" style:font-weight-asian="bold" style:font-size-complex="28pt" style:font-weight-complex="bold"/>
    </style:style>
    <style:style style:name="T134" style:family="text">
      <style:text-properties fo:color="#cc00cc" style:font-name="Courier New1" fo:font-size="18pt" fo:font-weight="bold" style:font-size-asian="28pt" style:font-weight-asian="bold" style:font-size-complex="28pt" style:font-weight-complex="bold"/>
    </style:style>
    <style:style style:name="T135" style:family="text">
      <style:text-properties fo:color="#0000ff" style:font-name="Arial3" fo:font-size="18pt" fo:font-weight="bold" style:font-size-asian="28pt" style:font-weight-asian="bold" style:font-size-complex="28pt" style:font-weight-complex="bold"/>
    </style:style>
    <style:style style:name="T136" style:family="text">
      <style:text-properties style:font-name="Arial3" fo:font-size="18pt" fo:font-weight="bold" style:font-size-asian="18pt" style:font-weight-asian="bold" style:font-size-complex="18pt" style:font-weight-complex="bold"/>
    </style:style>
    <style:style style:name="T137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138" style:family="text">
      <style:text-properties fo:color="#990099" style:font-name="Courier New1" fo:font-size="18pt" fo:font-weight="bold" style:font-size-asian="28pt" style:font-weight-asian="bold" style:font-size-complex="28pt" style:font-weight-complex="bold"/>
    </style:style>
    <style:style style:name="T139" style:family="text">
      <style:text-properties fo:color="#0000cc" style:font-name="Courier New1" fo:font-size="1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BA9D7EC13DB4C0F9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339F8E8C122144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12" draw:layer="layout" svg:width="25.199cm" svg:height="12.179cm" svg:x="1.399cm" svg:y="4.914cm" presentation:class="outline" presentation:user-transformed="true">
          <draw:text-box>
            <text:p text:style-name="P6"><text:span text:style-name="T7"><text:s text:c="3"/></text:span><text:span text:style-name="T6"><text:s/></text:span><text:span text:style-name="T6">Antes de criarmos a página inicial da aplicação, precisamos criar </text:span><text:span text:style-name="T16">os modelos</text:span><text:span text:style-name="T6">,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6">Model</text:span><text:span text:style-name="T6">, que fica dentro do diretório </text:span><text:span text:style-name="T16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Usuarios.php</text:span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19"><text:span text:style-name="T19">class</text:span><text:span text:style-name="T20"> Usuarios</text:span><text:span text:style-name="T21"> </text:span><text:span text:style-name="T19">extends</text:span><text:span text:style-name="T20"> Zend_Db_Table</text:span></text:p>
            <text:p text:style-name="P19"><text:span text:style-name="T20">{</text:span></text:p>
            <text:p text:style-name="P19"><text:span text:style-name="T19"><text:tab/></text:span><text:span text:style-name="T19">protected</text:span><text:span text:style-name="T20"> </text:span><text:span text:style-name="T22">$_name</text:span><text:span text:style-name="T20"> = '</text:span><text:span text:style-name="T23">usuarios</text:span><text:span text:style-name="T20">';</text:span></text:p>
            <text:p text:style-name="P19"><text:span text:style-name="T20">}</text:span></text:p>
            <text:p text:style-name="P19"><text:span text:style-name="T20"/></text:p>
            <text:p text:style-name="P19"><text:span text:style-name="T19">?&gt;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8" draw:text-style-name="P20" draw:layer="layout" svg:width="25.199cm" svg:height="12.179cm" svg:x="1.4cm" svg:y="4.914cm" presentation:class="subtitle" presentation:user-transformed="true">
          <draw:text-box>
            <text:p text:style-name="P19"><text:span text:style-name="T17">Itens.php</text:span></text:p>
            <text:p text:style-name="P19"><text:span text:style-name="T24"/></text:p>
            <text:p text:style-name="P19"><text:span text:style-name="T19">&lt;?php</text:span></text:p>
            <text:p text:style-name="P19"><text:span text:style-name="T23"/></text:p>
            <text:p text:style-name="P19"><text:span text:style-name="T23"><text:tab/></text:span><text:span text:style-name="T19">class</text:span><text:span text:style-name="T23"> </text:span><text:span text:style-name="T20">itens</text:span><text:span text:style-name="T23"> </text:span><text:span text:style-name="T19">extends</text:span><text:span text:style-name="T23"> </text:span><text:span text:style-name="T20">Zend_Db_Table</text:span></text:p>
            <text:p text:style-name="P19"><text:span text:style-name="T20">{</text:span></text:p>
            <text:p text:style-name="P19"><text:span text:style-name="T23"><text:tab/></text:span><text:span text:style-name="T19">protected</text:span><text:span text:style-name="T23"> </text:span><text:span text:style-name="T22">$_name</text:span><text:span text:style-name="T23"> </text:span><text:span text:style-name="T20">=</text:span><text:span text:style-name="T23"> ‘itens‘ </text:span><text:span text:style-name="T20">;</text:span></text:p>
            <text:p text:style-name="P19"><text:span text:style-name="T20">}</text:span></text:p>
            <text:p text:style-name="P19"><text:span text:style-name="T19">?&gt;</text:span><text:span text:style-name="T25">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9" draw:text-style-name="P20" draw:layer="layout" svg:width="25.199cm" svg:height="12.179cm" svg:x="1.001cm" svg:y="4.621cm" presentation:class="subtitle" presentation:user-transformed="true">
          <draw:text-box>
            <text:p text:style-name="P19"><text:span text:style-name="T17">Pedidos.php</text:span></text:p>
            <text:p text:style-name="P19"><text:span text:style-name="T23"/></text:p>
            <text:p text:style-name="P19"><text:span text:style-name="T19">&lt;?php</text:span></text:p>
            <text:p text:style-name="P19"><text:span text:style-name="T19"><text:tab/></text:span><text:span text:style-name="T19">class </text:span><text:span text:style-name="T20">Pedidos </text:span><text:span text:style-name="T19">extends</text:span><text:span text:style-name="T20"> Zend_Db_Table </text:span></text:p>
            <text:p text:style-name="P19"><text:span text:style-name="T20">{</text:span></text:p>
            <text:p text:style-name="P19"><text:span text:style-name="T20"><text:tab/></text:span><text:span text:style-name="T19">protected</text:span><text:span text:style-name="T20"> $_name = ‘ </text:span><text:span text:style-name="T23">pedidos</text:span><text:span text:style-name="T20">’ ;</text:span></text:p>
            <text:p text:style-name="P19"><text:span text:style-name="T20">}</text:span></text:p>
            <text:p text:style-name="P19"><text:span text:style-name="T19">?&gt; </text:span></text:p>
            <text:p text:style-name="P19"><text:span text:style-name="T24"/></text:p>
            <text:p text:style-name="P19"><text:span text:style-name="T24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inicial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6">Através do PhpMyAdmin, vamos abrir o banco de dados acme e criar tabelas que serão mapeadas pelos modelos que criamos. Por enquanto crie tabelas usuários, pedidos e itens apenas no campo id, serial, não nulo, chave única e primária.</text:span></text:p>
                <text:p><text:span text:style-name="T26"/></text:p>
              </text:list-header>
            </text:list>
            <text:list text:style-name="L3">
              <text:list-header>
                <text:p><text:span text:style-name="T26">Em seguida vamos criar uma tabela com o nome “produtos”, com 4 campos:</text:span></text:p>
                <text:p><text:span text:style-name="T26"/></text:p>
              </text:list-header>
              <text:list-item>
                <text:p><text:span text:style-name="T27">Id</text:span><text:span text:style-name="T6">: </text:span><text:span text:style-name="T26">serial / (não nulo, chave única e chave primária)</text:span></text:p>
              </text:list-item>
              <text:list-item>
                <text:p><text:span text:style-name="T27">Nome</text:span><text:span text:style-name="T26">:text</text:span></text:p>
              </text:list-item>
              <text:list-item>
                <text:p><text:span text:style-name="T27">Valor</text:span><text:span text:style-name="T26">:money</text:span></text:p>
              </text:list-item>
              <text:list-item>
                <text:p><text:span text:style-name="T27">Quantidade</text:span><text:span text:style-name="T26">: intenger </text:span></text:p>
              </text:list-item>
            </text:list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28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21" draw:layer="layout" svg:width="25.199cm" svg:height="10.886cm" svg:x="1.4cm" svg:y="4.914cm" presentation:class="outline" presentation:user-transformed="true">
          <draw:text-box>
            <text:p><text:span text:style-name="T29">Precisamos definir os dados de conexão com o banco no arquivo </text:span><text:span text:style-name="T30">config.ini</text:span><text:span text:style-name="T29"> dentro de </text:span><text:span text:style-name="T30">application</text:span><text:span text:style-name="T29">.</text:span></text:p>
            <text:list text:style-name="L2">
              <text:list-header>
                <text:p><text:span text:style-name="T29"/></text:p>
              </text:list-header>
            </text:list>
            <text:p><text:span text:style-name="T31">[database]</text:span></text:p>
            <text:p><text:span text:style-name="T32">db. adapter = PDO_PGSQL</text:span></text:p>
            <text:p><text:span text:style-name="T32">db.config.host = localhost</text:span></text:p>
            <text:p><text:span text:style-name="T32">db.config.username = acme</text:span></text:p>
            <text:p><text:span text:style-name="T32">db.config.password = </text:span><text:span text:style-name="T33">123456</text:span></text:p>
            <text:p><text:span text:style-name="T32">db.config.dbname = ac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osseguindo, temos de criar a aplicação inicial de nosso projeto. Ela será responsável por mostrar a página inicial com uma amostra dos produtos das Lojas Acme e links para comprar, identificar-se ou cadastrar-se.</text:span></text:p>
            <text:p><text:span text:style-name="T6">Criaremos uma classe chamada </text:span><text:span text:style-name="T34">IndexController</text:span><text:span text:style-name="T6">, que será o controlador padrão da aplicação.</text:span></text:p>
            <text:p><text:span text:style-name="T6">Por padrão, os seguintes métodos serão executados,automaticamente em seqüência: </text:span><text:span text:style-name="T35">init (onde os modelos serão carregados)</text:span><text:span text:style-name="T6"> e</text:span><text:span text:style-name="T35"> indexAction (que exibirá a página inicial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3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 text:style-name="P22"><text:span text:style-name="T36">class</text:span><text:span text:style-name="T37"> IndexController </text:span><text:span text:style-name="T36">extends</text:span><text:span text:style-name="T37"> Zend_Controller_Action</text:span></text:p>
                <text:p text:style-name="P22"><text:span text:style-name="T6">{</text:span></text:p>
                <text:p text:style-name="P22"><text:span text:style-name="T6">/**</text:span></text:p>
                <text:p text:style-name="P22"><text:span text:style-name="T6">* Este método será executado sempre que a classe for</text:span></text:p>
                <text:p text:style-name="P22"><text:span text:style-name="T6">instanciada,* depois do construtor.</text:span></text:p>
                <text:p text:style-name="P22"><text:span text:style-name="T6">* Faz o carregamento das classes que serão usadas pelo controlador.</text:span></text:p>
                <text:p text:style-name="P22"><text:span text:style-name="T6">*</text:span></text:p>
                <text:p text:style-name="P22"><text:span text:style-name="T6">* @return void</text:span></text:p>
                <text:p text:style-name="P22"><text:span text:style-name="T6">*/</text:span></text:p>
                <text:p text:style-name="P22"><text:span text:style-name="T36">public function</text:span><text:span text:style-name="T37"> init()</text:span></text:p>
                <text:p text:style-name="P22"><text:span text:style-name="T37">{</text:span></text:p>
                <text:p text:style-name="P22"><text:span text:style-name="T37">Zend_Loader::loadClass('</text:span><text:span text:style-name="T38">Usuarios</text:span><text:span text:style-name="T37">');</text:span></text:p>
                <text:p text:style-name="P22"><text:span text:style-name="T37">Zend_Loader::loadClass('</text:span><text:span text:style-name="T38">Produtos</text:span><text:span text:style-name="T37">');</text:span></text:p>
                <text:p text:style-name="P22"><text:span text:style-name="T37">Zend_Loader::loadClass('</text:span><text:span text:style-name="T38">Itens</text:span><text:span text:style-name="T37">');</text:span></text:p>
                <text:p text:style-name="P22"><text:span text:style-name="T39">Zend_Loader::loadClass</text:span><text:span text:style-name="T37">('</text:span><text:span text:style-name="T38">Pedidos</text:span><text:span text:style-name="T37">'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4" draw:layer="layout" svg:width="25.199cm" svg:height="15.457cm" svg:x="1.4cm" svg:y="4.343cm" presentation:class="outline" presentation:user-transformed="true">
          <draw:text-box>
            <text:p><text:span text:style-name="T40">/**</text:span></text:p>
            <text:p><text:span text:style-name="T40">* Método que mostra a página inicial</text:span></text:p>
            <text:p><text:span text:style-name="T40">*</text:span></text:p>
            <text:p><text:span text:style-name="T40">* @return void</text:span></text:p>
            <text:p><text:span text:style-name="T40">*/</text:span></text:p>
            <text:p><text:span text:style-name="T41">public function</text:span><text:span text:style-name="T32"> indexAction()</text:span></text:p>
            <text:p><text:span text:style-name="T32">{</text:span></text:p>
            <text:p><text:span text:style-name="T42">$view</text:span><text:span text:style-name="T32"> = Zend_Registry::get('</text:span><text:span text:style-name="T43">view</text:span><text:span text:style-name="T32">' );</text:span></text:p>
            <text:p><text:span text:style-name="T32">$view→assign( </text:span><text:span text:style-name="T43">'header'</text:span><text:span text:style-name="T32">,</text:span><text:span text:style-name="T43">'pageHeader.phtml' </text:span><text:span text:style-name="T32">);</text:span></text:p>
            <text:p><text:span text:style-name="T32">$view→assign( </text:span><text:span text:style-name="T43">'body'</text:span><text:span text:style-name="T32">,</text:span><text:span text:style-name="T43">'index.phtml' </text:span><text:span text:style-name="T32">);</text:span></text:p>
            <text:p><text:span text:style-name="T32">$view→assign( </text:span><text:span text:style-name="T43">'footer'</text:span><text:span text:style-name="T32">,</text:span><text:span text:style-name="T43">'pageFooter.phtml' </text:span><text:span text:style-name="T32">);</text:span></text:p>
            <text:p><text:span text:style-name="T43">$this→_response→setBody($view→render('default.phtml' </text:span><text:span text:style-name="T32">));</text:span></text:p>
            <text:p><text:span text:style-name="T32"><text:s text:c="4"/></text:span><text:span text:style-name="T32">}</text:span></text:p>
            <text:p><text:span text:style-name="T32">}</text:span></text:p>
            <text:p><text:span text:style-name="T4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diretório Index</text:span></text:p>
          </draw:text-box>
        </draw:frame>
        <draw:frame presentation:style-name="pr5" draw:text-style-name="P24" draw:layer="layout" svg:width="25.199cm" svg:height="15.457cm" svg:x="1.4cm" svg:y="4.343cm" presentation:class="outline" presentation:user-transformed="true">
          <draw:text-box>
            <text:p text:style-name="P25"><text:span text:style-name="T26">Por força do esquema padrão do Zend, somos obrigados a criar dentro de </text:span><text:span text:style-name="T44">views/scripts</text:span><text:span text:style-name="T26"> um diretório </text:span><text:span text:style-name="T44">index</text:span><text:span text:style-name="T26"> contendo um arquivo </text:span><text:span text:style-name="T44">index.phtml.</text:span></text:p>
            <text:p text:style-name="P25"><text:span text:style-name="T26">O que ocorre é o seguinte: todo método deve ter um arquivo </text:span><text:span text:style-name="T44">phtml</text:span><text:span text:style-name="T26"> com o mesmo nome (sem o sufixo </text:span><text:span text:style-name="T44">Action</text:span><text:span text:style-name="T26">) dentro de uma pasta com o nome do controlador (sem o sufixo </text:span><text:span text:style-name="T44">Controller</text:span><text:span text:style-name="T26">) dentro </text:span><text:span text:style-name="T44">deviews/scripts</text:span><text:span text:style-name="T26">.</text:span></text:p>
            <text:p text:style-name="P25"><text:span text:style-name="T26">Neste projeto, criaremos pares de visões com o mesmo nome, mas você entenderá por qu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licação dos Projetos</text:span></text:p>
          </draw:text-box>
        </draw:frame>
        <draw:frame presentation:style-name="pr5" draw:text-style-name="P24" draw:layer="layout" svg:width="25.199cm" svg:height="15.457cm" svg:x="1.401cm" svg:y="5.343cm" presentation:class="outline" presentation:user-transformed="true">
          <draw:text-box>
            <text:p text:style-name="P25"><text:span text:style-name="T26">Como estamos criando uma página que sempre vai ter um cabeçalho, corpo e rodapé definidos pelo </text:span><text:span text:style-name="T44">default.phtml.</text:span></text:p>
            <text:p text:style-name="P25"><text:span text:style-name="T26">É assim porque queremos optar por configurar esses itens.</text:span></text:p>
            <text:p text:style-name="P25"><text:span text:style-name="T26">Então em </text:span><text:span text:style-name="T44">views/scripts/[metodo]</text:span><text:span text:style-name="T26"> teremos um arquivo continente, que simplesmente é preenchido com o conteúdo de </text:span><text:span text:style-name="T44">default.phtml</text:span><text:span text:style-name="T26">, configurado previamente. O corpo desse arquivo que é chamado automaticamente como a visão padrão do método em questão, será um arquivo de mesmo nome, localizado na raiz </text:span><text:span text:style-name="T44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Template</text:span></text:p>
          </draw:text-box>
        </draw:frame>
        <draw:frame presentation:style-name="pr5" draw:text-style-name="P24" draw:layer="layout" svg:width="25.199cm" svg:height="15.457cm" svg:x="1.401cm" svg:y="5.343cm" presentation:class="outline" presentation:user-transformed="true">
          <draw:text-box>
            <text:p text:style-name="P25"><text:span text:style-name="T6">Ao montar a visão, o Zend chamará o </text:span><text:span text:style-name="T35">default.phtml</text:span><text:span text:style-name="T6"> (que criaremos em seguida). Esse será configurado para chamar um cabeçalho, um corpo e um rodapé.</text:span></text:p>
            <text:p text:style-name="P25"><text:span text:style-name="T6">O corpo será preenchido sempre com o arquivo de conteúdo, que está na raiz de </text:span><text:span text:style-name="T35">scripts</text:span><text:span text:style-name="T6">. O outro arquivo homônimo que está na pasta método, será colado após o arquivo default.phtml. </text:span></text:p>
            <text:p text:style-name="P25"><text:span text:style-name="T6">Agora, dentro de </text:span><text:span text:style-name="T35">views/scripts</text:span><text:span text:style-name="T6">, criaremos um template chamado </text:span><text:span text:style-name="T35">default.phtml</text:span><text:span text:style-name="T6">, que será o esqueleto de página para a aplicaç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ault.phtml</text:span></text:p>
          </draw:text-box>
        </draw:frame>
        <draw:frame presentation:style-name="pr5" draw:text-style-name="P26" draw:layer="layout" svg:width="25.199cm" svg:height="14.6cm" svg:x="1.401cm" svg:y="5.2cm" presentation:class="outline" presentation:user-transformed="true">
          <draw:text-box>
            <text:p text:style-name="P25"><text:span text:style-name="T45">&lt;!DOCTYPE</text:span><text:span text:style-name="T46"> html </text:span><text:span text:style-name="T45">PUBLIC</text:span><text:span text:style-name="T46"> </text:span><text:span text:style-name="T47">"-//W3C//DTD XHTML 1.0 Transitional//EN"</text:span></text:p>
            <text:p text:style-name="P25"><text:span text:style-name="T47">"</text:span><text:span text:style-name="T47"><text:a xlink:href="http://www.w3.or/" xlink:type="simple">http://www.w3.or</text:a></text:span><text:span text:style-name="T47">g/TR/xhtml1/DTD/xhtml1-transitional.dtd"&gt;</text:span></text:p>
            <text:p text:style-name="P25"><text:span text:style-name="T45">&lt;html</text:span><text:span text:style-name="T46"> </text:span><text:span text:style-name="T48">xmlns</text:span><text:span text:style-name="T46">=</text:span><text:span text:style-name="T47">"http://www.w3.org/1999/xhtml"&gt;</text:span></text:p>
            <text:p text:style-name="P25"><text:span text:style-name="T45">&lt;head&gt;</text:span></text:p>
            <text:p text:style-name="P25"><text:span text:style-name="T45">&lt;title&gt;</text:span><text:span text:style-name="T46">Zend Framework(tm) : index</text:span><text:span text:style-name="T45">&lt;/title&gt;</text:span></text:p>
            <text:p text:style-name="P25"><text:span text:style-name="T45">&lt;link</text:span><text:span text:style-name="T46"> </text:span><text:span text:style-name="T48">rel</text:span><text:span text:style-name="T47">="stylesheet"</text:span><text:span text:style-name="T46"> </text:span><text:span text:style-name="T48">type</text:span><text:span text:style-name="T47">="text/css"</text:span></text:p>
            <text:p text:style-name="P25"><text:span text:style-name="T48">href</text:span><text:span text:style-name="T47">="/zend/acme/public/styles/zend.generic.css" /&gt;</text:span></text:p>
            <text:p text:style-name="P25"><text:span text:style-name="T45">&lt;/head&gt;</text:span></text:p>
            <text:p text:style-name="P25"><text:span text:style-name="T45">&lt;body&gt;</text:span></text:p>
            <text:p text:style-name="P25"><text:span text:style-name="T45">&lt;?=</text:span><text:span text:style-name="T46"> </text:span><text:span text:style-name="T49">$this</text:span><text:span text:style-name="T46">-&gt;render(</text:span><text:span text:style-name="T49">$this</text:span><text:span text:style-name="T50">-&gt;</text:span><text:span text:style-name="T46">header) </text:span><text:span text:style-name="T45">?&gt;</text:span></text:p>
            <text:p text:style-name="P25"><text:span text:style-name="T45">&lt;div</text:span><text:span text:style-name="T46"> </text:span><text:span text:style-name="T48">id</text:span><text:span text:style-name="T46">=</text:span><text:span text:style-name="T47">"container"&gt;</text:span></text:p>
            <text:p text:style-name="P25"><text:span text:style-name="T51">&lt;!-- Conteúdo da página --&gt;</text:span></text:p>
            <text:p text:style-name="P25"><text:span text:style-name="T45">&lt;?=</text:span><text:span text:style-name="T46"> </text:span><text:span text:style-name="T49">$this</text:span><text:span text:style-name="T46">-&gt;render(</text:span><text:span text:style-name="T49">$this</text:span><text:span text:style-name="T50">-&gt;</text:span><text:span text:style-name="T46">body) </text:span><text:span text:style-name="T45">?&gt;</text:span></text:p>
            <text:p text:style-name="P25"><text:span text:style-name="T45">&lt;div&gt;</text:span></text:p>
            <text:p text:style-name="P25"><text:span text:style-name="T45">&lt;?= </text:span><text:span text:style-name="T49">$this</text:span><text:span text:style-name="T46">-&gt;render(</text:span><text:span text:style-name="T49">$this</text:span><text:span text:style-name="T50">-&gt;</text:span><text:span text:style-name="T46">footer) </text:span><text:span text:style-name="T45">?&gt;</text:span></text:p>
            <text:p text:style-name="P25"><text:span text:style-name="T45">&lt;/body&gt;</text:span></text:p>
            <text:p text:style-name="P25"><text:span text:style-name="T45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Para que esse template seja renderizado, é preciso criar os arquivos que ele referencia. Vamos começar pelo arquivo que contém as folhas de estilo. Dentro de </text:span><text:span text:style-name="T44">public/styles</text:span><text:span text:style-name="T6"> vamos criar um arquivo chamado </text:span><text:span text:style-name="T44">zend.generic.css.</text:span></text:p>
            <text:p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44">header</text:span><text:span text:style-name="T6">:</text:span></text:p>
            <text:p><text:span text:style-name="T52"/></text:p>
            <text:p><text:span text:style-name="T52">#header{</text:span></text:p>
            <text:p><text:span text:style-name="T43">background-color:</text:span><text:span text:style-name="T53">green</text:span><text:span text:style-name="T32">;</text:span></text:p>
            <text:p><text:span text:style-name="T43">border:</text:span><text:span text:style-name="T53">1px solid black</text:span><text:span text:style-name="T32">;</text:span></text:p>
            <text:p><text:span text:style-name="T43">Width:</text:span><text:span text:style-name="T53">100%</text:span></text:p>
            <text:p><text:span text:style-name="T32">}</text:span></text:p>
            <text:p><text:span text:style-name="T6"/></text:p>
            <text:p><text:span text:style-name="T6">Agora vamos incluir um identificador chamado </text:span><text:span text:style-name="T44">logomarca_customer</text:span><text:span text:style-name="T6">. Ela será referida pela tag </text:span><text:span text:style-name="T44">H1</text:span><text:span text:style-name="T6"> dentro da divisão </text:span><text:span text:style-name="T44">header</text:span><text:span text:style-name="T6"> de </text:span><text:span text:style-name="T44">pageHeader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O conteúdo de <text:span text:style-name="T54">logomarca_customer</text:span> será o seguinte:</text:p>
            <text:p><text:span text:style-name="T55"/></text:p>
            <text:p><text:span text:style-name="T55">#logomarca_customer{</text:span></text:p>
            <text:p><text:span text:style-name="T43">background-color:</text:span><text:span text:style-name="T32"> </text:span><text:span text:style-name="T56">green;</text:span></text:p>
            <text:p><text:span text:style-name="T43">color:</text:span><text:span text:style-name="T56">white;</text:span></text:p>
            <text:p><text:span text:style-name="T43">font-family:</text:span><text:span text:style-name="T56">Verdana;</text:span></text:p>
            <text:p><text:span text:style-name="T43">font-size:</text:span><text:span text:style-name="T32"> </text:span><text:span text:style-name="T56">xx-large;</text:span></text:p>
            <text:p><text:span text:style-name="T43">font-weight</text:span><text:span text:style-name="T32">:</text:span><text:span text:style-name="T56">bold;</text:span></text:p>
            <text:p><text:span text:style-name="T43">text-align:</text:span><text:span text:style-name="T56">center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Vamos agora criar o identificador CSS <text:span text:style-name="T54">menu:</text:span></text:p>
            <text:p><text:span text:style-name="T55"/></text:p>
            <text:p><text:span text:style-name="T55">#menu {</text:span></text:p>
            <text:p><text:span text:style-name="T43">background-color:</text:span><text:span text:style-name="T32"> </text:span><text:span text:style-name="T53">yellow;</text:span></text:p>
            <text:p><text:span text:style-name="T43">border:</text:span><text:span text:style-name="T53">1px solid black;</text:span></text:p>
            <text:p><text:span text:style-name="T43">color:</text:span><text:span text:style-name="T53">darkblue;</text:span></text:p>
            <text:p><text:span text:style-name="T43">font-family:</text:span><text:span text:style-name="T53">Verdana;</text:span></text:p>
            <text:p><text:span text:style-name="T43">font-size:</text:span><text:span text:style-name="T32"> </text:span><text:span text:style-name="T53">medium;</text:span></text:p>
            <text:p><text:span text:style-name="T43">font-weight:</text:span><text:span text:style-name="T53">bold;</text:span></text:p>
            <text:p><text:span text:style-name="T43">text-align:</text:span><text:span text:style-name="T53">center;</text:span></text:p>
            <text:p><text:span text:style-name="T43">width:</text:span><text:span text:style-name="T53">100%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O código do identificador CSS <text:span text:style-name="T54">footer</text:span> ficará assim:</text:p>
            <text:p><text:span text:style-name="T55"/></text:p>
            <text:p><text:span text:style-name="T55">#footer{</text:span></text:p>
            <text:p><text:span text:style-name="T43">background-color:</text:span><text:span text:style-name="T56">blue;</text:span></text:p>
            <text:p><text:span text:style-name="T43">border:</text:span><text:span text:style-name="T56">1px solid black;</text:span></text:p>
            <text:p><text:span text:style-name="T43">width:</text:span><text:span text:style-name="T56">100%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E o identificador CSS <text:span text:style-name="T54">logomarca_maker</text:span> ficará assim:</text:p>
            <text:p><text:span text:style-name="T52"/></text:p>
            <text:p><text:span text:style-name="T52"/></text:p>
            <text:p><text:span text:style-name="T52">#logomarca_maker{</text:span></text:p>
            <text:p><text:span text:style-name="T43">background-color:</text:span><text:span text:style-name="T32"> </text:span><text:span text:style-name="T56">blue;</text:span></text:p>
            <text:p><text:span text:style-name="T43">color:</text:span><text:span text:style-name="T32"> </text:span><text:span text:style-name="T56">white;</text:span></text:p>
            <text:p><text:span text:style-name="T43">font-family:</text:span><text:span text:style-name="T32"> </text:span><text:span text:style-name="T56">Verdana;</text:span></text:p>
            <text:p><text:span text:style-name="T43">font-size:</text:span><text:span text:style-name="T32"> </text:span><text:span text:style-name="T56">xx-large;</text:span><text:span text:style-name="T56"><text:tab/></text:span></text:p>
            <text:p><text:span text:style-name="T43">font-weight:</text:span><text:span text:style-name="T32"> </text:span><text:span text:style-name="T56">bold;</text:span></text:p>
            <text:p><text:span text:style-name="T43">text-align:</text:span><text:span text:style-name="T32"> </text:span><text:span text:style-name="T56">center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Lista de Produtos</text:span></text:p>
          </draw:text-box>
        </draw:frame>
        <draw:frame presentation:style-name="Padrão-outline1" draw:text-style-name="P28" draw:layer="layout" svg:width="25.199cm" svg:height="13.057cm" svg:x="1.401cm" svg:y="5.343cm" presentation:class="outline" presentation:user-transformed="true">
          <draw:text-box>
            <text:p><text:span text:style-name="T57">Os seguintes identificadores formatarão a lista de produtos:</text:span></text:p>
            <text:p><text:span text:style-name="T58">#sample {</text:span></text:p>
            <text:p><text:span text:style-name="T43">background-color:</text:span><text:span text:style-name="T32"> </text:span><text:span text:style-name="T56">deepskyblue;</text:span></text:p>
            <text:p><text:span text:style-name="T43">border</text:span><text:span text:style-name="T32">: </text:span><text:span text:style-name="T56">1px solid black;</text:span></text:p>
            <text:p><text:span text:style-name="T43">width:</text:span><text:span text:style-name="T32"> </text:span><text:span text:style-name="T56">100%;</text:span></text:p>
            <text:p><text:span text:style-name="T32">}</text:span></text:p>
            <text:p><text:span text:style-name="T58">#product_box {</text:span></text:p>
            <text:p><text:span text:style-name="T43">border:</text:span><text:span text:style-name="T32"> </text:span><text:span text:style-name="T56">1px;</text:span></text:p>
            <text:p><text:span text:style-name="T43">border-style:</text:span><text:span text:style-name="T32"> </text:span><text:span text:style-name="T56">solid;</text:span></text:p>
            <text:p><text:span text:style-name="T43">font-size:</text:span><text:span text:style-name="T32"> </text:span><text:span text:style-name="T56">large;</text:span></text:p>
            <text:p><text:span text:style-name="T43">font-weight:</text:span><text:span text:style-name="T32"> </text:span><text:span text:style-name="T56">bold;</text:span></text:p>
            <text:p><text:span text:style-name="T43">text-align:</text:span><text:span text:style-name="T32"> </text:span><text:span text:style-name="T56">left;</text:span></text:p>
            <text:p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29" draw:layer="layout" svg:width="25.199cm" svg:height="13.057cm" svg:x="1.401cm" svg:y="5.343cm" presentation:class="outline" presentation:user-transformed="true">
          <draw:text-box>
            <text:p><text:span text:style-name="T59">#buy_button {</text:span></text:p>
            <text:p><text:span text:style-name="T60">background-color:</text:span><text:span text:style-name="T61"> red;</text:span></text:p>
            <text:p><text:span text:style-name="T60">border: </text:span><text:span text:style-name="T61">1px solid black;</text:span></text:p>
            <text:p><text:span text:style-name="T60">color: </text:span><text:span text:style-name="T61">yellow;</text:span></text:p>
            <text:p><text:span text:style-name="T60">font-family: </text:span><text:span text:style-name="T61">Arial</text:span><text:span text:style-name="T60">;</text:span></text:p>
            <text:p><text:span text:style-name="T60">font-weight: </text:span><text:span text:style-name="T61">bold;</text:span></text:p>
            <text:p><text:span text:style-name="T6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Dentro de views/scripts, vamos criar os arquivos <text:span text:style-name="T54">pageHeader.phtml, pageFooter.phtml </text:span><text:span text:style-name="T62">e</text:span><text:span text:style-name="T54"> index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32">&lt;div id="header"&gt;</text:span></text:p>
            <text:p><text:span text:style-name="T32">&lt;h1 id="logomarca_customer"&gt;Lojas Acme&lt;/h1&gt;</text:span></text:p>
            <text:p><text:span text:style-name="T32">&lt;/div&gt;</text:span></text:p>
            <text:p><text:span text:style-name="T32">&lt;div id="menu"&gt;</text:span></text:p>
            <text:p><text:span text:style-name="T32">&lt;form action="zend/acme/buscas" method="post"&gt;</text:span></text:p>
            <text:p><text:span text:style-name="T32">&lt;a href="/zend/acme/index/acessar" &gt;Acessar&lt;/a&gt;</text:span></text:p>
            <text:p><text:span text:style-name="T32">&amp;nbsp;</text:span></text:p>
            <text:p><text:span text:style-name="T32">&lt;a href="zend/acme/cadastrar" &gt;Cadastrar&lt;/a&gt;</text:span></text:p>
            <text:p><text:span text:style-name="T32">&lt;label&gt;Busca produtos:&lt;/label&gt;</text:span></text:p>
            <text:p><text:span text:style-name="T32">&lt;input name="nome" value="" id="nome" type="text"&gt;</text:span></text:p>
            <text:p><text:span text:style-name="T32">&lt;input type="submit" value="Pesquisar" /&gt;</text:span></text:p>
            <text:p><text:span text:style-name="T32">&lt;/form&gt;</text:span></text:p>
            <text:p><text:span text:style-name="T32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32">&lt;table id="sample"&gt;</text:span></text:p>
            <text:p><text:span text:style-name="T32">&lt;?php</text:span></text:p>
            <text:p><text:span text:style-name="T32">$counter = 1;</text:span></text:p>
            <text:p><text:span text:style-name="T32">foreach ($this-&gt;produtos as $produto)</text:span></text:p>
            <text:p><text:span text:style-name="T32">{</text:span></text:p>
            <text:p><text:span text:style-name="T32">if ($counter % 2 != 0)</text:span></text:p>
            <text:p><text:span text:style-name="T32">{</text:span></text:p>
            <text:p><text:span text:style-name="T32">echo $counter == 1 ? '&lt;tr&gt;' : '&lt;/tr&gt;&lt;tr&gt;';</text:span></text:p>
            <text:p><text:span text:style-name="T32">}</text:span></text:p>
            <text:p><text:span text:style-name="T3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gePHTML e IndexPHTML</text:span></text:p>
          </draw:text-box>
        </draw:frame>
        <draw:frame presentation:style-name="Padrão-outline1" draw:text-style-name="P31" draw:layer="layout" svg:width="25.199cm" svg:height="13.057cm" svg:x="1.401cm" svg:y="5.343cm" presentation:class="outline" presentation:user-transformed="true">
          <draw:text-box>
            <text:p><text:span text:style-name="T32">&lt;td id="product_box"&gt;</text:span></text:p>
            <text:p><text:span text:style-name="T32">&lt;?=$this-&gt;escape($produto['nome'])?&gt;&lt;br/&gt;</text:span></text:p>
            <text:p><text:span text:style-name="T32">&lt;?=$this-&gt;escape($produto['valor'])?&gt;&lt;br/&gt;</text:span></text:p>
            <text:p><text:span text:style-name="T32">&lt;?=$this-&gt;escape('Quantidade disponível: ')?&gt;</text:span></text:p>
            <text:p><text:span text:style-name="T32">&lt;?=$this-&gt;escape($produto['quantidade'])?&gt;&lt;br/&gt;</text:span></text:p>
            <text:p><text:span text:style-name="T32">&lt;/td&gt;</text:span></text:p>
            <text:p><text:span text:style-name="T32">&lt;?php</text:span></text:p>
            <text:p><text:span text:style-name="T32">$counter++;</text:span></text:p>
            <text:p><text:span text:style-name="T32">}</text:span></text:p>
            <text:p><text:span text:style-name="T32">?&gt;</text:span></text:p>
            <text:p><text:span text:style-name="T32">&lt;/table&gt;</text:span></text:p>
            <text:p><text:span text:style-name="T32">&lt;a href="./carrinho/comprar"&gt;Comprar&lt;/a&gt;</text:span><text:span text:style-name="T32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Agora, depois de tudo isso, se chamarmos a URL:</text:p>
            <text:p>http://localhost:8000/lojasacme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A arquitetura MVC divide uma aplicação em três camadas:</text:span></text:p>
            <text:p><text:span text:style-name="T64"/></text:p>
            <text:p><text:span text:style-name="T64"/></text:p>
          </draw:text-box>
        </draw:frame>
        <draw:custom-shape draw:style-name="gr22" draw:text-style-name="P32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2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2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O Modelo concentra as regras e objetos de negócio, o acesso ao banco de dados e os métodos de serviço.</text:span></text:p>
            <text:p><text:span text:style-name="T64"/></text:p>
            <text:p><text:span text:style-name="T64"/></text:p>
          </draw:text-box>
        </draw:frame>
        <draw:custom-shape draw:style-name="gr25" draw:text-style-name="P33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34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2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2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4">A </text:span><text:span text:style-name="T65">Visão</text:span><text:span text:style-name="T64"> determina o layout e o design da aplicação. É a interface com o usuário.</text:span></text:p>
            <text:p><text:span text:style-name="T64"/></text:p>
            <text:p><text:span text:style-name="T64"/></text:p>
          </draw:text-box>
        </draw:frame>
        <draw:custom-shape draw:style-name="gr22" draw:text-style-name="P32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33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32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32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6">O Controlador recebe as requisições e controla o acesso e o fluxo da aplicação.</text:span></text:p>
            <text:p><text:span text:style-name="T64"/></text:p>
            <text:p><text:span text:style-name="T64"/></text:p>
          </draw:text-box>
        </draw:frame>
        <draw:custom-shape draw:style-name="gr22" draw:text-style-name="P32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32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33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4" draw:text-style-name="P32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3">PAUSA PARA ENTENDER O PADRÃO MVC</text:span></text:p>
            <text:p><text:span text:style-name="T66"/></text:p>
            <text:p><text:span text:style-name="T66">As três camadas se relacionam assim:</text:span></text:p>
            <text:p><text:span text:style-name="T64"/></text:p>
            <text:p><text:span text:style-name="T6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9.2cm" svg:y1="14.2cm" svg:x2="17cm" svg:y2="14.2cm">
          <text:p/>
        </draw:line>
        <draw:frame draw:style-name="gr30" draw:text-style-name="P35" draw:layer="layout" svg:width="3.385cm" svg:height="0.962cm" svg:x="10.8cm" svg:y="13.2cm">
          <draw:text-box>
            <text:p><text:span text:style-name="T7">requisição</text:span></text:p>
          </draw:text-box>
        </draw:frame>
        <draw:custom-shape draw:style-name="gr31" draw:text-style-name="P36" draw:layer="layout" svg:width="7.6cm" svg:height="3.4cm" svg:x="17.6cm" svg:y="12.4cm">
          <text:p text:style-name="P11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32" draw:text-style-name="P35" draw:layer="layout" svg:width="2.576cm" svg:height="0.962cm" svg:x="2.306cm" svg:y="17.438cm">
          <draw:text-box>
            <text:p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PAUSA PARA ENTENDER O PADRÃO MVC</text:p>
            <text:p/>
            <text:p>O <text:span text:style-name="T54">Controlador </text:span>interpreta a requisição e usa o <text:span text:style-name="T54">Modelo</text:span> correspondente. O <text:span text:style-name="T54">Modelo</text:span> determina a próxima ação.</text:p>
            <text:p/>
          </draw:text-box>
        </draw:frame>
        <draw:custom-shape draw:style-name="gr33" draw:text-style-name="P36" draw:layer="layout" svg:width="7.6cm" svg:height="3.4cm" svg:x="2.4cm" svg:y="11.2cm">
          <text:p text:style-name="P11"><text:span text:style-name="T7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4" draw:text-style-name="P36" draw:layer="layout" svg:width="3.318cm" svg:height="3.388cm" svg:x="18.2cm" svg:y="11.6cm">
          <text:p text:style-name="P11"><text:span text:style-name="T7">MODELO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draw:frame draw:style-name="gr35" draw:text-style-name="P37" draw:layer="layout" svg:width="0.502cm" svg:height="1.725cm" svg:x="9cm" svg:y="17.6cm">
          <draw:text-box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PAUSA PARA ENTENDER O PADRÃO MVC</text:p>
            <text:p>O <text:span text:style-name="T54">Controlador</text:span> devolve para o usuário uma <text:span text:style-name="T54">Visão</text:span>, selecionada a partir das regras de negócio do <text:span text:style-name="T54">Modelo.</text:span></text:p>
          </draw:text-box>
        </draw:frame>
        <draw:custom-shape draw:style-name="gr36" draw:text-style-name="P36" draw:layer="layout" svg:width="7.6cm" svg:height="3.6cm" svg:x="1.6cm" svg:y="11cm">
          <text:p text:style-name="P11"><text:span text:style-name="T7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36" draw:layer="layout" svg:width="5.2cm" svg:height="4.6cm" svg:x="16cm" svg:y="10.6cm">
          <text:p text:style-name="P11"><text:span text:style-name="T7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B88ABDCE09A4B2F9.png" xlink:type="simple" xlink:show="embed" xlink:actuate="onLoad">
            <text:p/>
          </draw:image>
        </draw:frame>
        <draw:frame draw:style-name="gr38" draw:text-style-name="P35" draw:layer="layout" svg:width="2.576cm" svg:height="0.962cm" svg:x="23.4cm" svg:y="15.838cm">
          <draw:text-box>
            <text:p><text:span text:style-name="T7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O Zend Framework direciona a requisição para o controlador.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29" draw:text-style-name="P3" draw:layer="layout" svg:x1="7.8cm" svg:y1="13cm" svg:x2="18cm" svg:y2="13cm">
          <text:p/>
        </draw:line>
        <draw:frame draw:style-name="gr39" draw:text-style-name="P35" draw:layer="layout" svg:width="9.202cm" svg:height="0.962cm" svg:x="8.732cm" svg:y="11.812cm">
          <draw:text-box>
            <text:p><text:span text:style-name="T7">http://localhost:8000/lojasacme</text:span></text:p>
          </draw:text-box>
        </draw:frame>
        <draw:custom-shape draw:style-name="gr40" draw:text-style-name="P36" draw:layer="layout" svg:width="7.8cm" svg:height="3.2cm" svg:x="18.4cm" svg:y="11.4cm">
          <text:p text:style-name="P11"><text:span text:style-name="T7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8" draw:text-style-name="P35" draw:layer="layout" svg:width="1.912cm" svg:height="0.962cm" svg:x="2.888cm" svg:y="15.4cm">
          <draw:text-box>
            <text:p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<text:span text:style-name="T68">Um objeto da classe </text:span><text:span text:style-name="T69">IndexController</text:span><text:span text:style-name="T68"> interpreta a requisição e cria um objeto da classe </text:span><text:span text:style-name="T69">Produtos</text:span><text:span text:style-name="T68">, que é o </text:span><text:span text:style-name="T69">Modelo</text:span><text:span text:style-name="T68"> que estamos tratando.</text:span></text:p>
          </draw:text-box>
        </draw:frame>
        <draw:custom-shape draw:style-name="gr33" draw:text-style-name="P36" draw:layer="layout" svg:width="7.6cm" svg:height="3.4cm" svg:x="2.4cm" svg:y="11.2cm">
          <text:p text:style-name="P11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1" draw:text-style-name="P36" draw:layer="layout" svg:width="4.4cm" svg:height="3.388cm" svg:x="18.2cm" svg:y="11.6cm">
          <text:p text:style-name="P11"><text:span text:style-name="T7">Produtos.php</text:span></text:p>
          <draw:enhanced-geometry svg:viewBox="0 0 21600 21600" draw:type="rectangle" draw:enhanced-path="M 0 0 L 21600 0 21600 21600 0 21600 0 0 Z N"/>
        </draw:custom-shape>
        <draw:line draw:style-name="gr29" draw:text-style-name="P3" draw:layer="layout" svg:x1="10.6cm" svg:y1="12cm" svg:x2="17.2cm" svg:y2="12cm">
          <text:p/>
        </draw:line>
        <draw:line draw:style-name="gr2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0" draw:layer="layout" svg:width="25.199cm" svg:height="13.057cm" svg:x="1.401cm" svg:y="5.343cm" presentation:class="outline" presentation:user-transformed="true">
          <draw:text-box>
            <text:p><text:span text:style-name="T67">APLICANDO NO QUE FIZEMOS</text:span></text:p>
            <text:p><text:span text:style-name="T68">O objeto </text:span><text:span text:style-name="T69">IndexController</text:span><text:span text:style-name="T68"> devolve para o usuário uma Visão, criada a partir do arquivo </text:span><text:span text:style-name="T69">default.phtml</text:span><text:span text:style-name="T68"> do diretório </text:span><text:span text:style-name="T69">view/scripts.</text:span></text:p>
          </draw:text-box>
        </draw:frame>
        <draw:custom-shape draw:style-name="gr33" draw:text-style-name="P36" draw:layer="layout" svg:width="7.6cm" svg:height="3.4cm" svg:x="1.2cm" svg:y="11.4cm">
          <text:p text:style-name="P11"><text:span text:style-name="T7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9" draw:text-style-name="P3" draw:layer="layout" svg:x1="9.4cm" svg:y1="13cm" svg:x2="15.2cm" svg:y2="13cm">
          <text:p/>
        </draw:line>
        <draw:custom-shape draw:style-name="gr42" draw:text-style-name="P36" draw:layer="layout" svg:width="4.8cm" svg:height="4.4cm" svg:x="15.8cm" svg:y="10.6cm">
          <text:p text:style-name="P11"><text:span text:style-name="T7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F23DFCB6334DCC76.png" xlink:type="simple" xlink:show="embed" xlink:actuate="onLoad">
            <text:p/>
          </draw:image>
        </draw:frame>
        <draw:frame draw:style-name="gr38" draw:text-style-name="P35" draw:layer="layout" svg:width="1.84cm" svg:height="0.962cm" svg:x="23.2cm" svg:y="15.838cm">
          <draw:text-box>
            <text:p><text:span text:style-name="T7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Generic.css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><text:span text:style-name="T68">Foi assim que chegamos neste resultado:</text:span></text:p>
          </draw:text-box>
        </draw:frame>
        <draw:frame draw:style-name="gr38" draw:text-style-name="P35" draw:layer="layout" svg:width="1.84cm" svg:height="0.962cm" svg:x="23.2cm" svg:y="15.838cm">
          <draw:text-box>
            <text:p><text:span text:style-name="T7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E896040F8512CD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><text:span text:style-name="T68">Que está de acordo com o esperado:</text:span></text:p>
          </draw:text-box>
        </draw:frame>
        <draw:custom-shape draw:style-name="gr43" draw:text-style-name="P39" draw:layer="layout" svg:width="13.6cm" svg:height="0.8cm" svg:x="6.6cm" svg:y="7.4cm">
          <text:p text:style-name="P11">Logomarca da loja</text:p>
          <draw:enhanced-geometry svg:viewBox="0 0 21600 21600" draw:type="rectangle" draw:enhanced-path="M 0 0 L 21600 0 21600 21600 0 21600 0 0 Z N"/>
        </draw:custom-shape>
        <draw:custom-shape draw:style-name="gr44" draw:text-style-name="P41" draw:layer="layout" svg:width="13.6cm" svg:height="2cm" svg:x="6.6cm" svg:y="8.2cm">
          <text:p text:style-name="P40"><text:span text:style-name="T70">Acessar</text:span><text:span text:style-name="T70"><text:tab/></text:span><text:span text:style-name="T70"><text:tab/></text:span><text:span text:style-name="T70">Cadastrar-se</text:span></text:p>
          <text:p text:style-name="P16"><text:span text:style-name="T70">Buscar Produtos:</text:span></text:p>
          <draw:enhanced-geometry svg:viewBox="0 0 21600 21600" draw:type="rectangle" draw:enhanced-path="M 0 0 L 21600 0 21600 21600 0 21600 0 0 Z N"/>
        </draw:custom-shape>
        <draw:custom-shape draw:style-name="gr45" draw:text-style-name="P4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3" draw:layer="layout" svg:width="13.6cm" svg:height="1cm" svg:x="6.6cm" svg:y="13.8cm">
          <text:p text:style-name="P11"><text:span text:style-name="T71">Logomarca do Desenvolvedo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5.4cm" svg:height="2.8cm" svg:x="7cm" svg:y="10.6cm">
          <text:p text:style-name="P11"><text:span text:style-name="T72">Nome do Produto:</text:span></text:p>
          <text:p text:style-name="P11"><text:span text:style-name="T72">Valor do Produto:</text:span></text:p>
          <text:p text:style-name="P11"><text:span text:style-name="T72">Quantidade Disponível:</text:span></text:p>
          <text:p text:style-name="P11"><text:span text:style-name="T73">Comprar</text:span></text:p>
          <draw:enhanced-geometry svg:viewBox="0 0 21600 21600" draw:type="rectangle" draw:enhanced-path="M 0 0 L 21600 0 21600 21600 0 21600 0 0 Z N"/>
        </draw:custom-shape>
        <draw:custom-shape draw:style-name="gr48" draw:text-style-name="P44" draw:layer="layout" svg:width="5.4cm" svg:height="2.8cm" svg:x="14.4cm" svg:y="10.6cm">
          <text:p text:style-name="P11"><text:span text:style-name="T72">Nome do produto:</text:span></text:p>
          <text:p text:style-name="P11"><text:span text:style-name="T72">Valor do Produto:</text:span></text:p>
          <text:p text:style-name="P11"><text:span text:style-name="T72">Quantidade Disponível:</text:span></text:p>
          <text:p text:style-name="P11"><text:span text:style-name="T73">Comprar</text:span></text:p>
          <draw:enhanced-geometry svg:viewBox="0 0 21600 21600" draw:type="rectangle" draw:enhanced-path="M 0 0 L 21600 0 21600 21600 0 21600 0 0 Z N"/>
        </draw:custom-shape>
        <draw:custom-shape draw:style-name="gr49" draw:text-style-name="P4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38" draw:layer="layout" svg:width="25.199cm" svg:height="13.057cm" svg:x="1.001cm" svg:y="5.2cm" presentation:class="outline" presentation:user-transformed="true">
          <draw:text-box>
            <text:p><text:span text:style-name="T68">Só que não acabou. Agora temos de implementar a funcionalidade de carrinho de compras.</text:span></text:p>
            <text:p><text:span text:style-name="T68">Quando o usuário der um clique no link </text:span><text:span text:style-name="T74">“COMPRAR”</text:span><text:span text:style-name="T68">, se já não houver um, deverá ser criado um carrinho de compras que irá acumular os produtos até que o usuário decida fechar a compra. Precisaremos então de um link </text:span><text:span text:style-name="T74">“FECHAR COMPRA”.</text:span></text:p>
            <text:p><text:span text:style-name="T75"/></text:p>
            <text:p><text:span text:style-name="T68">E quando esse link for acionado, se o usuário ainda não se logou, deverá se logar. Se ainda não tiver login, deverá cadastrá-lo.</text:span></text:p>
            <text:p><text:span text:style-name="T68"/></text:p>
            <text:p><text:span text:style-name="T68">Bem, é muita coisa para fazer. Vamos primeiro ao carrinho de</text:span></text:p>
            <text:p><text:span text:style-name="T68">compras. Criaremos os métodos no controlador que manipularão o carrinho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6" draw:layer="layout" svg:width="25.199cm" svg:height="15.2cm" svg:x="1.001cm" svg:y="5.2cm" presentation:class="outline" presentation:user-transformed="true">
          <draw:text-box>
            <text:p><text:span text:style-name="T41">class</text:span><text:span text:style-name="T32"> CarrinhoController </text:span><text:span text:style-name="T41">extends</text:span><text:span text:style-name="T32"> Zend_Controller_Action</text:span></text:p>
            <text:p><text:span text:style-name="T76">{</text:span></text:p>
            <text:p><text:span text:style-name="T76">/**</text:span></text:p>
            <text:p><text:span text:style-name="T76">* Este método será executado sempre que a classe for</text:span></text:p>
            <text:p><text:span text:style-name="T76">instanciada,</text:span></text:p>
            <text:p><text:span text:style-name="T76">* depois do construtor.</text:span></text:p>
            <text:p><text:span text:style-name="T76">* Faz o carregamento das classes que serão usadas pelo</text:span></text:p>
            <text:p><text:span text:style-name="T76">controlador.</text:span></text:p>
            <text:p><text:span text:style-name="T76">*</text:span></text:p>
            <text:p><text:span text:style-name="T76">* @return void</text:span></text:p>
            <text:p><text:span text:style-name="T76">*/</text:span></text:p>
            <text:p><text:span text:style-name="T41">public function</text:span><text:span text:style-name="T32"> init()</text:span></text:p>
            <text:p><text:span text:style-name="T32">{</text:span></text:p>
            <text:p><text:span text:style-name="T32">Zend_Loader::loadClass(</text:span><text:span text:style-name="T43">'Usuarios'</text:span><text:span text:style-name="T32">);</text:span></text:p>
            <text:p><text:span text:style-name="T32">Zend_Loader::loadClass(</text:span><text:span text:style-name="T43">'Produtos'</text:span><text:span text:style-name="T32">);</text:span></text:p>
            <text:p><text:span text:style-name="T32">Zend_Loader::loadClass(</text:span><text:span text:style-name="T43">'Itens'</text:span><text:span text:style-name="T32">);</text:span></text:p>
            <text:p><text:span text:style-name="T32">Zend_Loader::loadClass(</text:span><text:span text:style-name="T43">'Pedidos'</text:span><text:span text:style-name="T32">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49" draw:layer="layout" svg:width="25.199cm" svg:height="15.2cm" svg:x="1.001cm" svg:y="5.2cm" presentation:class="outline" presentation:user-transformed="true">
          <draw:text-box>
            <text:p><text:span text:style-name="T77">Vamos criar um método na classe </text:span><text:span text:style-name="T78">CarrinhoController</text:span></text:p>
            <text:p><text:span text:style-name="T77">chamado </text:span><text:span text:style-name="T78">comprar.</text:span></text:p>
            <text:p><text:span text:style-name="T79"/></text:p>
            <text:p><text:span text:style-name="T56">/* Página do carrinho de compras */</text:span></text:p>
            <text:p text:style-name="P47"><text:span text:style-name="T41">public function</text:span><text:span text:style-name="T32"> </text:span><text:span text:style-name="T43">comprarAction()</text:span></text:p>
            <text:p text:style-name="P47"><text:span text:style-name="T32">{</text:span></text:p>
            <text:p text:style-name="P47"><text:span text:style-name="T42"><text:s/></text:span><text:span text:style-name="T42"><text:tab/></text:span><text:span text:style-name="T42">$mensagem</text:span><text:span text:style-name="T32"> </text:span><text:span text:style-name="T80">= '';</text:span></text:p>
            <text:p text:style-name="P48"><text:span text:style-name="T41"><text:s text:c="7"/></text:span><text:span text:style-name="T41">if</text:span><text:span text:style-name="T32"> (!</text:span><text:span text:style-name="T41">isset</text:span><text:span text:style-name="T32">($_SESSION</text:span><text:span text:style-name="T43">['carrinho']))</text:span></text:p>
            <text:p text:style-name="P47"><text:span text:style-name="T32"><text:s/></text:span><text:span text:style-name="T32"><text:tab/></text:span><text:span text:style-name="T32">{</text:span></text:p>
            <text:p text:style-name="P47"><text:span text:style-name="T42"><text:s/></text:span><text:span text:style-name="T42"><text:tab/></text:span><text:span text:style-name="T42"><text:tab/></text:span><text:span text:style-name="T42">$_SESSION</text:span><text:span text:style-name="T43">['carrinho']</text:span><text:span text:style-name="T32"> = </text:span><text:span text:style-name="T41">array</text:span><text:span text:style-name="T32">();</text:span></text:p>
            <text:p text:style-name="P47"><text:span text:style-name="T32"><text:s/></text:span><text:span text:style-name="T32"><text:tab/></text:span><text:span text:style-name="T32">}</text:span></text:p>
            <text:p text:style-name="P47"><text:span text:style-name="T42"><text:s/></text:span><text:span text:style-name="T42"><text:tab/></text:span><text:span text:style-name="T42">$carrinho</text:span><text:span text:style-name="T32"> = </text:span><text:span text:style-name="T42">$_SESSION</text:span><text:span text:style-name="T43">['carrinho']</text:span><text:span text:style-name="T32">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1" draw:layer="layout" svg:width="25.199cm" svg:height="15.2cm" svg:x="1.001cm" svg:y="5.2cm" presentation:class="outline" presentation:user-transformed="true">
          <draw:text-box>
            <text:p text:style-name="P50"><text:span text:style-name="T81">if </text:span><text:span text:style-name="T82">(!</text:span><text:span text:style-name="T83">is_null</text:span><text:span text:style-name="T82">($this-&gt;_request-&gt;getParam('id')))</text:span></text:p>
            <text:p text:style-name="P50"><text:span text:style-name="T82">{</text:span></text:p>
            <text:p text:style-name="P50"><text:span text:style-name="T84"><text:s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$id</text:span><text:span text:style-name="T82"> = (</text:span><text:span text:style-name="T81">int</text:span><text:span text:style-name="T82">)</text:span><text:span text:style-name="T84">$this</text:span><text:span text:style-name="T82">-&gt;_request-&gt;getParam('id');</text:span></text:p>
            <text:p text:style-name="P50"><text:span text:style-name="T84"><text:s/></text:span><text:span text:style-name="T84"><text:tab/></text:span><text:span text:style-name="T84"><text:tab/></text:span><text:span text:style-name="T84"> </text:span><text:span text:style-name="T84"><text:tab/></text:span><text:span text:style-name="T84">$incluido</text:span><text:span text:style-name="T82"> = </text:span><text:span text:style-name="T81">FALSE</text:span><text:span text:style-name="T82">;</text:span></text:p>
            <text:p text:style-name="P50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foreach</text:span><text:span text:style-name="T82"> (</text:span><text:span text:style-name="T84">$carrinho</text:span><text:span text:style-name="T82"> as </text:span><text:span text:style-name="T84">$produto</text:span><text:span text:style-name="T82">)</text:span></text:p>
            <text:p text:style-name="P50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0"><text:span text:style-name="T81"><text:s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if</text:span><text:span text:style-name="T82"> (</text:span><text:span text:style-name="T81">isset</text:span><text:span text:style-name="T82">(</text:span><text:span text:style-name="T84">$produto</text:span><text:span text:style-name="T82">['id']))</text:span></text:p>
            <text:p text:style-name="P50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0"><text:span text:style-name="T81"><text:s text:c="2"/>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if</text:span><text:span text:style-name="T82"> </text:span><text:span text:style-name="T84">($produto</text:span><text:span text:style-name="T82">['id'] == $id )</text:span></text:p>
            <text:p text:style-name="P50"><text:span text:style-name="T82"><text:s/></text:span><text:span text:style-name="T82"><text:tab/>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<text:tab/></text:span><text:span text:style-name="T82"><text:tab/></text:span><text:span text:style-name="T82"><text:tab/></text:span><text:span text:style-name="T82"> </text:span><text:span text:style-name="T82"><text:tab/></text:span><text:span text:style-name="T82">{</text:span></text:p>
            <text:p text:style-name="P50"><text:span text:style-name="T84"><text:s/></text:span><text:span text:style-name="T84"><text:tab/></text:span><text:span text:style-name="T84"> 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$incluido</text:span><text:span text:style-name="T82"> = </text:span><text:span text:style-name="T81">TRUE</text:span><text:span text:style-name="T82">;</text:span></text:p>
            <text:p text:style-name="P50"><text:span text:style-name="T84"><text:s/></text:span><text:span text:style-name="T84"><text:tab/></text:span><text:span text:style-name="T84"> 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 </text:span><text:span text:style-name="T84"><text:tab/></text:span><text:span text:style-name="T84"><text:tab/></text:span><text:span text:style-name="T84"><text:tab/></text:span><text:span text:style-name="T84">$mensagem</text:span><text:span text:style-name="T82"> = 'Produto já selecionado';</text:span></text:p>
            <text:p text:style-name="P50"><text:span text:style-name="T81"><text:s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<text:tab/></text:span><text:span text:style-name="T81"> </text:span><text:span text:style-name="T81"><text:tab/></text:span><text:span text:style-name="T81"><text:tab/></text:span><text:span text:style-name="T81"><text:tab/></text:span><text:span text:style-name="T81">break</text:span><text:span text:style-name="T82">;</text:span></text:p>
            <text:p text:style-name="P50"><text:span text:style-name="T82"><text:s text:c="11"/></text:span><text:span text:style-name="T82"><text:tab/></text:span><text:span text:style-name="T82"><text:tab/></text:span><text:span text:style-name="T82"><text:tab/></text:span><text:span text:style-name="T82">}</text:span></text:p>
            <text:p text:style-name="P50"><text:span text:style-name="T82"><text:s text:c="6"/></text:span><text:span text:style-name="T82"><text:tab/></text:span><text:span text:style-name="T82"> <text:s/></text:span><text:span text:style-name="T82">}</text:span></text:p>
            <text:p text:style-name="P50"><text:span text:style-name="T82"><text:s/></text:span><text:span text:style-name="T82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2" draw:layer="layout" svg:width="25.199cm" svg:height="15.2cm" svg:x="1.001cm" svg:y="5.2cm" presentation:class="outline" presentation:user-transformed="true">
          <draw:text-box>
            <text:p text:style-name="P50"><text:span text:style-name="T85">If </text:span><text:span text:style-name="T86">(!</text:span><text:span text:style-name="T87">$incluindo</text:span><text:span text:style-name="T86">)</text:span></text:p>
            <text:p text:style-name="P50"><text:span text:style-name="T86">{</text:span></text:p>
            <text:p text:style-name="P50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produtos</text:span><text:span text:style-name="T86"> = </text:span><text:span text:style-name="T85">new</text:span><text:span text:style-name="T86"> Produtos();</text:span></text:p>
            <text:p text:style-name="P50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item</text:span><text:span text:style-name="T86"> = </text:span><text:span text:style-name="T87">$produtos</text:span><text:span text:style-name="T86">→ find(</text:span><text:span text:style-name="T87">$id</text:span><text:span text:style-name="T86">)→toArray();</text:span></text:p>
            <text:p text:style-name="P50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7"><text:tab/></text:span><text:span text:style-name="T87">$item</text:span><text:span text:style-name="T86">[0][‘quantidade’]=1;</text:span></text:p>
            <text:p text:style-name="P50"><text:span text:style-name="T86"><text:s/></text:span><text:span text:style-name="T86"><text:tab/></text:span><text:span text:style-name="T86"><text:tab/></text:span><text:span text:style-name="T86"> </text:span><text:span text:style-name="T86"><text:tab/></text:span><text:span text:style-name="T86"><text:tab/></text:span><text:span text:style-name="T87">$carrinho</text:span><text:span text:style-name="T86">[] = </text:span><text:span text:style-name="T87">$item</text:span><text:span text:style-name="T86">[0];</text:span></text:p>
            <text:p text:style-name="P50"><text:span text:style-name="T86"><text:s/></text:span><text:span text:style-name="T86"><text:tab/></text:span><text:span text:style-name="T86"> </text:span><text:span text:style-name="T86"><text:tab/></text:span><text:span text:style-name="T86"> </text:span><text:span text:style-name="T86"><text:tab/></text:span><text:span text:style-name="T86"><text:tab/></text:span><text:span text:style-name="T86"><text:tab/></text:span><text:span text:style-name="T87">$_SESSION</text:span><text:span text:style-name="T86">[‘carrinho’] = </text:span><text:span text:style-name="T87">$carrinho</text:span><text:span text:style-name="T86">;</text:span></text:p>
            <text:p text:style-name="P50"><text:span text:style-name="T86"><text:s/></text:span><text:span text:style-name="T86"><text:tab/></text:span><text:span text:style-name="T86"> </text:span><text:span text:style-name="T86"><text:tab/></text:span><text:span text:style-name="T86"><text:tab/></text:span><text:span text:style-name="T86"><text:tab/></text:span><text:span text:style-name="T86"> </text:span><text:span text:style-name="T86"><text:tab/></text:span><text:span text:style-name="T86">}</text:span></text:p>
            <text:p text:style-name="P50"><text:span text:style-name="T86">}</text:span></text:p>
            <text:p text:style-name="P50"><text:span text:style-name="T87">$view</text:span><text:span text:style-name="T86"> = Zend_Registry:: get (‘view’);</text:span></text:p>
            <text:p text:style-name="P50"><text:span text:style-name="T87"/></text:p>
            <text:p text:style-name="P50"><text:span text:style-name="T87">$view</text:span><text:span text:style-name="T86">→ assign(‘mensagem’,</text:span><text:span text:style-name="T87">$mensagem</text:span><text:span text:style-name="T86">);</text:span></text:p>
            <text:p text:style-name="P50"><text:span text:style-name="T87">$view</text:span><text:span text:style-name="T86">→ assign(‘itens’,</text:span><text:span text:style-name="T87">$carrinho</text:span><text:span text:style-name="T86">);</text:span></text:p>
            <text:p text:style-name="P50"><text:span text:style-name="T86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54" draw:layer="layout" svg:width="25.199cm" svg:height="15.2cm" svg:x="1.001cm" svg:y="5.2cm" presentation:class="outline" presentation:user-transformed="true">
          <draw:text-box>
            <text:p text:style-name="P53"><text:span text:style-name="T88">$view</text:span><text:span text:style-name="T89">→assign(‘header’,’pageHeader.phtml’);</text:span></text:p>
            <text:p text:style-name="P53"><text:span text:style-name="T88">$view</text:span><text:span text:style-name="T89">→assign(‘body’,’comprar.phtml’);</text:span></text:p>
            <text:p text:style-name="P53"><text:span text:style-name="T88">$view</text:span><text:span text:style-name="T89">→assign(‘footer’,‘PageFooter.phtml’);</text:span></text:p>
            <text:p text:style-name="P53"><text:span text:style-name="T88">$this</text:span><text:span text:style-name="T89">→_response→setBody(</text:span><text:span text:style-name="T88">$view</text:span><text:span text:style-name="T89">→render(‘default.phtml’));</text:span></text:p>
            <text:p text:style-name="P50"><text:span text:style-name="T89">}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0" draw:text-style-name="P58" draw:layer="layout" svg:width="28.001cm" svg:height="15.457cm" svg:x="0.106cm" svg:y="4.343cm" presentation:class="outline" presentation:user-transformed="true">
          <draw:text-box>
            <text:p text:style-name="P55"><text:span text:style-name="T90">Agora é preciso criar um arquivo de visão para esse método.</text:span></text:p>
            <text:p text:style-name="P55"><text:span text:style-name="T90">Criaremos em </text:span><text:span text:style-name="T91">views/principal</text:span><text:span text:style-name="T90"> o arquivo </text:span><text:span text:style-name="T91">comprar.html.</text:span></text:p>
            <text:p text:style-name="P56"><text:span text:style-name="T92"/></text:p>
            <text:p text:style-name="P56"><text:span text:style-name="T20">&lt;h3 id=”warning”&gt;&lt;?=$this→mensagem?&gt;&lt;/h3&gt;</text:span></text:p>
            <text:p text:style-name="P56"><text:span text:style-name="T20">&lt;table id=”carrinho”&gt;</text:span></text:p>
            <text:p text:style-name="P56"><text:span text:style-name="T20">&lt;thead&gt;</text:span></text:p>
            <text:p text:style-name="P56"><text:span text:style-name="T20">&lt;?php</text:span></text:p>
            <text:p text:style-name="P56"><text:span text:style-name="T20">$titulos = array (‘Codigo’,</text:span></text:p>
            <text:p text:style-name="P56"><text:span text:style-name="T20">‘</text:span><text:span text:style-name="T20">Nome’,</text:span></text:p>
            <text:p text:style-name="P56"><text:span text:style-name="T20">‘</text:span><text:span text:style-name="T20">Quantidade’,</text:span></text:p>
            <text:p text:style-name="P56"><text:span text:style-name="T20">‘</text:span><text:span text:style-name="T20">Preço Unitário’,</text:span></text:p>
            <text:p text:style-name="P56"><text:span text:style-name="T20">‘</text:span><text:span text:style-name="T20">Total’,</text:span></text:p>
            <text:p text:style-name="P56"><text:span text:style-name="T20">‘</text:span><text:span text:style-name="T20">Editar’,</text:span></text:p>
            <text:p text:style-name="P57"><text:span text:style-name="T20"><text:s/>‘</text:span><text:span text:style-name="T20">Excluir’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5.199cm" svg:height="15.2cm" svg:x="1cm" svg:y="4.6cm" presentation:class="outline" presentation:user-transformed="true">
          <draw:text-box>
            <text:p text:style-name="P59"><text:span text:style-name="T20">Foreach ($titulos as $titulo)</text:span></text:p>
            <text:p text:style-name="P59"><text:span text:style-name="T20">{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echo ‘&lt;th&gt;’.$this→escape($titulo).’&lt;/th&gt;’;</text:span></text:p>
            <text:p text:style-name="P59"><text:span text:style-name="T20">}</text:span></text:p>
            <text:p text:style-name="P59"><text:span text:style-name="T20">?&gt;</text:span></text:p>
            <text:p text:style-name="P59"><text:span text:style-name="T20">&lt;/thead&gt;</text:span></text:p>
            <text:p text:style-name="P59"><text:span text:style-name="T20">&lt;?php</text:span></text:p>
            <text:p text:style-name="P59"><text:span text:style-name="T20">$somaTotal = 0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5.199cm" svg:height="15.2cm" svg:x="1cm" svg:y="4.6cm" presentation:class="outline" presentation:user-transformed="true">
          <draw:text-box>
            <text:p text:style-name="P59"><text:span text:style-name="T20"/></text:p>
            <text:p text:style-name="P59"><text:span text:style-name="T20"><text:s/></text:span><text:span text:style-name="T20"><text:tab/></text:span><text:span text:style-name="T20"><text:tab/></text:span><text:span text:style-name="T20">foreach ($this-&gt;itens as $item)</text:span></text:p>
            <text:p text:style-name="P59"><text:span text:style-name="T20">{</text:span></text:p>
            <text:p text:style-name="P59"><text:span text:style-name="T20"><text:s/></text:span><text:span text:style-name="T20"><text:tab/></text:span><text:span text:style-name="T20"><text:tab/></text:span><text:span text:style-name="T20">$codigo = $item['id'];</text:span></text:p>
            <text:p text:style-name="P59"><text:span text:style-name="T20"><text:s/></text:span><text:span text:style-name="T20"><text:tab/></text:span><text:span text:style-name="T20"><text:tab/></text:span><text:span text:style-name="T20">$nome = $this-&gt;escape($item['nome']);</text:span></text:p>
            <text:p text:style-name="P59"><text:span text:style-name="T20"><text:s/></text:span><text:span text:style-name="T20"><text:tab/></text:span><text:span text:style-name="T20"><text:tab/></text:span><text:span text:style-name="T20">$quantidade = $this-&gt;escape($item['quantidade']);</text:span></text:p>
            <text:p text:style-name="P59"><text:span text:style-name="T20"><text:s/></text:span><text:span text:style-name="T20"><text:tab/></text:span><text:span text:style-name="T20"><text:tab/></text:span><text:span text:style-name="T20">$preco = $this→escape($item['valor']);</text:span></text:p>
            <text:p text:style-name="P59"><text:span text:style-name="T20"><text:s/></text:span><text:span text:style-name="T20"><text:tab/></text:span><text:span text:style-name="T20"><text:tab/></text:span><text:span text:style-name="T20"> </text:span><text:span text:style-name="T20"><text:tab/></text:span><text:span text:style-name="T20">// Aqui foi necessário forçar o preço a assumir o formato americano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// porque ele não estava convertendo a moeda corretamente</text:span></text:p>
            <text:p text:style-name="P59"><text:span text:style-name="T20"><text:s/></text:span><text:span text:style-name="T20"><text:tab/></text:span><text:span text:style-name="T20"><text:tab/></text:span><text:span text:style-name="T20">$moeda = str_replace('.','',substr($preco,2));</text:span></text:p>
            <text:p text:style-name="P59"><text:span text:style-name="T20"><text:s/></text:span><text:span text:style-name="T20"><text:tab/></text:span><text:span text:style-name="T20"><text:tab/></text:span><text:span text:style-name="T20">$moeda = str_replace(',','.',$moeda);</text:span></text:p>
            <text:p text:style-name="P59"><text:span text:style-name="T20"><text:s/></text:span><text:span text:style-name="T20"><text:tab/></text:span><text:span text:style-name="T20"><text:tab/></text:span><text:span text:style-name="T20">$valorTotal = (float)$quantidade * (float)$moeda;</text:span></text:p>
            <text:p text:style-name="P59"><text:span text:style-name="T20"><text:s/></text:span><text:span text:style-name="T20"><text:tab/></text:span><text:span text:style-name="T20"><text:tab/></text:span><text:span text:style-name="T20">$totalItem = 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5.199cm" svg:height="15.2cm" svg:x="1cm" svg:y="4.6cm" presentation:class="outline" presentation:user-transformed="true">
          <draw:text-box>
            <text:p text:style-name="P59"><text:span text:style-name="T20">// Aqui foi necessário forçar o preço a assumir o formato americano</text:span></text:p>
            <text:p text:style-name="P59"><text:span text:style-name="T20">// porque ele não estava convertendo a moeda corretamente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$moeda = str_replace('.','',substr($preco,2));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$moeda = str_replace(',','.',$moeda);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$valorTotal = </text:span><text:span text:style-name="T20"><text:tab/></text:span><text:span text:style-name="T20">(float)$quantidade * (float)$moeda;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$totalItem = </text:span><text:span text:style-name="T20"><text:tab/></text:span><text:span text:style-name="T20">$this-&gt;escape(money_format('%.2n',$valorTotal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6.6cm" svg:height="15.2cm" svg:x="1cm" svg:y="4.6cm" presentation:class="outline" presentation:user-transformed="true">
          <draw:text-box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$editar = '&lt;a href="./editar?id=' $codigo.'"&gt;E&lt;/a&gt;';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$excluir= '&lt;a href="./excluir?id='.$codigo.'"&gt;X&lt;/a&gt;';</text:span></text:p>
            <text:p text:style-name="P59"><text:span text:style-name="T20"/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$somaTotal += $valorTotal;</text:span></text:p>
            <text:p text:style-name="P59"><text:span text:style-name="T20"/></text:p>
            <text:p text:style-name="P59"><text:span text:style-name="T20">$colunas</text:span><text:span text:style-name="T20"><text:tab/></text:span><text:span text:style-name="T20"><text:tab/></text:span><text:span text:style-name="T20">= array($codigo,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nome,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quantidade,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preco,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totalItem,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editar,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$excluir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6.2cm" svg:height="15.2cm" svg:x="1cm" svg:y="4.8cm" presentation:class="outline" presentation:user-transformed="true">
          <draw:text-box>
            <text:p text:style-name="P59"><text:span text:style-name="T20"/></text:p>
            <text:p text:style-name="P59"><text:span text:style-name="T20"><text:s/></text:span><text:span text:style-name="T20"><text:tab/></text:span><text:span text:style-name="T20"><text:tab/></text:span><text:span text:style-name="T20">echo '&lt;tr&gt;';</text:span></text:p>
            <text:p text:style-name="P59"><text:span text:style-name="T20"><text:s/></text:span><text:span text:style-name="T20"><text:tab/></text:span><text:span text:style-name="T20"><text:tab/></text:span><text:span text:style-name="T20">foreach ($colunas as $coluna)</text:span></text:p>
            <text:p text:style-name="P59"><text:span text:style-name="T20"><text:s/></text:span><text:span text:style-name="T20"><text:tab/></text:span><text:span text:style-name="T20"><text:tab/></text:span><text:span text:style-name="T20">{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echo '&lt;td&gt;';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echo $coluna;</text:span></text:p>
            <text:p text:style-name="P59"><text:span text:style-name="T20"><text:s/></text:span><text:span text:style-name="T20"><text:tab/></text:span><text:span text:style-name="T20"><text:tab/></text:span><text:span text:style-name="T20"><text:tab/></text:span><text:span text:style-name="T20">echo '&lt;/td&gt;';</text:span></text:p>
            <text:p text:style-name="P59"><text:span text:style-name="T20"/></text:p>
            <text:p text:style-name="P59"><text:span text:style-name="T20"><text:s/></text:span><text:span text:style-name="T20"><text:tab/></text:span><text:span text:style-name="T20"><text:tab/></text:span><text:span text:style-name="T20">}</text:span></text:p>
            <text:p text:style-name="P59"><text:span text:style-name="T20"/></text:p>
            <text:p text:style-name="P59"><text:span text:style-name="T20"><text:s/></text:span><text:span text:style-name="T20"><text:tab/></text:span><text:span text:style-name="T20"><text:tab/></text:span><text:span text:style-name="T20">echo '&lt;/tr&gt;';</text:span></text:p>
            <text:p text:style-name="P59"><text:span text:style-name="T20">}</text:span></text:p>
            <text:p text:style-name="P59"><text:span text:style-name="T20">?&gt;</text:span></text:p>
            <text:p text:style-name="P59"><text:span text:style-name="T20">&lt;/table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6.2cm" svg:height="15.2cm" svg:x="1cm" svg:y="4.8cm" presentation:class="outline" presentation:user-transformed="true">
          <draw:text-box>
            <text:p text:style-name="P59"><text:span text:style-name="T23">Total da compra:</text:span></text:p>
            <text:p text:style-name="P59"><text:span text:style-name="T20">&lt;?='R$'.money_format('%.2n',$somaTotal)?&gt;&lt;br/&gt;</text:span></text:p>
            <text:p text:style-name="P59"><text:span text:style-name="T20">&lt;a href="/zend/acme"&gt;Continuar comprando&lt;/a&gt;</text:span></text:p>
            <text:p text:style-name="P59"><text:span text:style-name="T20">&lt;a href="/zend/acme/carrinho/fechar"&gt;Fechar compra&lt;/a&gt;</text:span></text:p>
            <text:p text:style-name="P59"><text:span text:style-name="T20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9"><text:span text:style-name="T93">Vamos acrescentar no </text:span><text:span text:style-name="T94">zend.generic.css</text:span><text:span text:style-name="T93"> uma formatação para a mensagem que aparece no topo da lista de itens, que alertará o usuário para os eventos e resultados ocorridos.</text:span></text:p>
            <text:p text:style-name="P59"><text:span text:style-name="T93"/></text:p>
            <text:p text:style-name="P59"><text:span text:style-name="T95"/></text:p>
            <text:p text:style-name="P59"><text:span text:style-name="T20">#warning {</text:span></text:p>
            <text:p text:style-name="P59"><text:span text:style-name="T20">color : </text:span><text:span text:style-name="T96">red</text:span><text:span text:style-name="T20">;</text:span></text:p>
            <text:p text:style-name="P59"><text:span text:style-name="T2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1" draw:layer="layout" svg:width="26.2cm" svg:height="15.2cm" svg:x="1cm" svg:y="4.8cm" presentation:class="outline" presentation:user-transformed="true">
          <draw:text-box>
            <text:p text:style-name="P59"><text:span text:style-name="T93">E assim chegamos a esta tela:</text:span></text:p>
            <text:p text:style-name="P59"><text:span text:style-name="T93"/></text:p>
            <text:p text:style-name="P59"><text:span text:style-name="T93"/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047A7972CBFC5EB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2" draw:layer="layout" svg:width="26.2cm" svg:height="15.2cm" svg:x="1cm" svg:y="4.8cm" presentation:class="outline" presentation:user-transformed="true">
          <draw:text-box>
            <text:p text:style-name="P59"><text:span text:style-name="T97"/></text:p>
            <text:p text:style-name="P59"><text:span text:style-name="T97"/></text:p>
            <text:p text:style-name="P59"><text:span text:style-name="T97">Podemos incluir um método</text:span><text:span text:style-name="T98"> </text:span><text:span text:style-name="T99">indexAction</text:span><text:span text:style-name="T97"> no ControladorCarrinho, caso o usuário dê uma de esperto e digite a URL: </text:span><text:span text:style-name="T97"><text:a xlink:href="http://localhost:8000/lojasacme/carrinho" xlink:type="simple">http://localhost:8000/lojasacme/carrinho</text:a></text:span><text:span text:style-name="T97">.</text:span></text:p>
            <text:p text:style-name="P59"><text:span text:style-name="T97"/></text:p>
            <text:p text:style-name="P59"><text:span text:style-name="T97">Nós apenas redirecionamos ele para o método </text:span><text:span text:style-name="T99">comprarAction</text:span><text:span text:style-name="T97">, que simplesmente exibe o conteúdo do carrinho quando não recebe parâmetros. Essa é uma boa técnica quando não existir um </text:span><text:span text:style-name="T99">index.phtml</text:span><text:span text:style-name="T97"> para a URL em questão.</text:span></text:p>
            <text:p text:style-name="P59"><text:span text:style-name="T100"/></text:p>
            <text:p text:style-name="P59"><text:span text:style-name="T97"/></text:p>
            <text:p text:style-name="P59"><text:span text:style-name="T101">public function</text:span><text:span text:style-name="T20"> indexAction()</text:span></text:p>
            <text:p text:style-name="P59"><text:span text:style-name="T20">{</text:span></text:p>
            <text:p text:style-name="P59"><text:span text:style-name="T20"><text:s/></text:span><text:span text:style-name="T20"><text:tab/></text:span><text:span text:style-name="T20"><text:tab/></text:span><text:span text:style-name="T102">$this</text:span><text:span text:style-name="T20">→_redirect('/carrinho/comprar');</text:span></text:p>
            <text:p text:style-name="P59"><text:span text:style-name="T2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3" draw:layer="layout" svg:width="26.2cm" svg:height="15.2cm" svg:x="1cm" svg:y="4.8cm" presentation:class="outline" presentation:user-transformed="true">
          <draw:text-box>
            <text:p text:style-name="P59"><text:span text:style-name="T103"/></text:p>
            <text:p text:style-name="P59"><text:span text:style-name="T103">Vamos acrescentar uma linha à visão </text:span><text:span text:style-name="T104">index.phtml</text:span><text:span text:style-name="T103">, para que o cliente possa ver o conteúdo do carrinho sem ser obrigado a comprar um item:</text:span></text:p>
            <text:p text:style-name="P59"><text:span text:style-name="T103"/></text:p>
            <text:p text:style-name="P59"><text:span text:style-name="T20">&lt;a id="buy_button"</text:span></text:p>
            <text:p text:style-name="P59"><text:span text:style-name="T20">href="./carrinho/comprar?id=&lt;?=$produto['id']?&gt;"</text:span></text:p>
            <text:p text:style-name="P59"><text:span text:style-name="T20">&gt;Comprar&lt;/a&gt;</text:span></text:p>
            <text:p text:style-name="P59"><text:span text:style-name="T103"/></text:p>
            <text:p text:style-name="P59"><text:span text:style-name="T103">Agora vamos criar as funcionalidades de remover e editar os itens do carrinho. Comecemos pela remoção. Na classe </text:span><text:span text:style-name="T104">CarrinhoController</text:span><text:span text:style-name="T103"> iremos criar o método </text:span><text:span text:style-name="T104">excluir</text:span><text:span text:style-name="T103">, de acordo com o link </text:span><text:span text:style-name="T104">carrinho/excluir?id=[id].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0" draw:layer="layout" svg:width="26.2cm" svg:height="15.2cm" svg:x="1cm" svg:y="4.8cm" presentation:class="outline" presentation:user-transformed="true">
          <draw:text-box>
            <text:p text:style-name="P59"><text:span text:style-name="T105"/></text:p>
            <text:p text:style-name="P59"><text:span text:style-name="T105"/></text:p>
            <text:p text:style-name="P59"><text:span text:style-name="T105"/></text:p>
            <text:p text:style-name="P59"><text:span text:style-name="T105">/* Exclusão de itens do carrinho de compras */</text:span></text:p>
            <text:p text:style-name="P59"><text:span text:style-name="T105"/></text:p>
            <text:p text:style-name="P64"><text:span text:style-name="T106">public function</text:span><text:span text:style-name="T107"> </text:span><text:span text:style-name="T20">excluirAction()</text:span></text:p>
            <text:p text:style-name="P64"><text:span text:style-name="T20">{</text:span></text:p>
            <text:p text:style-name="P64"><text:span text:style-name="T102">$id</text:span><text:span text:style-name="T107"> </text:span><text:span text:style-name="T20">= (</text:span><text:span text:style-name="T106">int</text:span><text:span text:style-name="T20">)$this-&gt;_request-&gt;getParam(</text:span><text:span text:style-name="T23">'id'</text:span><text:span text:style-name="T20">);</text:span></text:p>
            <text:p text:style-name="P64"><text:span text:style-name="T106">if</text:span><text:span text:style-name="T107"> </text:span><text:span text:style-name="T20">(is_null(</text:span><text:span text:style-name="T102">$id</text:span><text:span text:style-name="T20">))</text:span></text:p>
            <text:p text:style-name="P64"><text:span text:style-name="T20">{</text:span></text:p>
            <text:p text:style-name="P64"><text:span text:style-name="T102">$this</text:span><text:span text:style-name="T20">-&gt;_redirect(</text:span><text:span text:style-name="T23">'/carrinho/'</text:span><text:span text:style-name="T107">);</text:span></text:p>
            <text:p text:style-name="P64"><text:span text:style-name="T106">exit;</text:span></text:p>
            <text:p text:style-name="P64"><text:span text:style-name="T2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20"/></text:p>
            <text:p text:style-name="P64"><text:span text:style-name="T20"/></text:p>
            <text:p text:style-name="P64"><text:span text:style-name="T20">foreach </text:span><text:span text:style-name="T105">($_SESSION[</text:span><text:span text:style-name="T23">'carrinho'</text:span><text:span text:style-name="T105">]</text:span><text:span text:style-name="T20"> </text:span><text:span text:style-name="T106">as</text:span><text:span text:style-name="T20"> </text:span><text:span text:style-name="T102">$chave</text:span><text:span text:style-name="T20"> </text:span><text:span text:style-name="T105">=&gt; </text:span><text:span text:style-name="T102">$produto</text:span><text:span text:style-name="T20">)</text:span></text:p>
            <text:p text:style-name="P64"><text:span text:style-name="T20"><text:s/></text:span><text:span text:style-name="T20"><text:tab/></text:span><text:span text:style-name="T20"><text:tab/></text:span><text:span text:style-name="T20">{</text:span></text:p>
            <text:p text:style-name="P64"><text:span text:style-name="T106"><text:s/></text:span><text:span text:style-name="T106"><text:tab/></text:span><text:span text:style-name="T106"><text:tab/></text:span><text:span text:style-name="T106"><text:tab/></text:span><text:span text:style-name="T106">if</text:span><text:span text:style-name="T20"> (</text:span><text:span text:style-name="T102">$produto</text:span><text:span text:style-name="T20">[</text:span><text:span text:style-name="T23">'id'</text:span><text:span text:style-name="T20">] == </text:span><text:span text:style-name="T102">$id</text:span><text:span text:style-name="T20"> )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{</text:span></text:p>
            <text:p text:style-name="P64"><text:span text:style-name="T106"><text:s/></text:span><text:span text:style-name="T106"><text:tab/></text:span><text:span text:style-name="T106"><text:tab/></text:span><text:span text:style-name="T106"><text:tab/></text:span><text:span text:style-name="T106"><text:tab/></text:span><text:span text:style-name="T106">unset</text:span><text:span text:style-name="T20">(</text:span><text:span text:style-name="T102">$_SESSION</text:span><text:span text:style-name="T20">[</text:span><text:span text:style-name="T23">'carrinho'</text:span><text:span text:style-name="T20">][</text:span><text:span text:style-name="T102">$chave</text:span><text:span text:style-name="T20">]);</text:span></text:p>
            <text:p text:style-name="P64"><text:span text:style-name="T106"><text:s/></text:span><text:span text:style-name="T106"><text:tab/></text:span><text:span text:style-name="T106"><text:tab/></text:span><text:span text:style-name="T106"><text:tab/></text:span><text:span text:style-name="T106"><text:tab/></text:span><text:span text:style-name="T106">break;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}</text:span></text:p>
            <text:p text:style-name="P64"><text:span text:style-name="T20"><text:s/></text:span><text:span text:style-name="T20"><text:tab/></text:span><text:span text:style-name="T20"><text:tab/></text:span><text:span text:style-name="T20">}</text:span></text:p>
            <text:p text:style-name="P64"><text:span text:style-name="T102">$this</text:span><text:span text:style-name="T20">-&gt;_redirect(</text:span><text:span text:style-name="T23">'/carrinho/'</text:span><text:span text:style-name="T20">);</text:span></text:p>
            <text:p text:style-name="P64"><text:span text:style-name="T2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20"/></text:p>
            <text:p text:style-name="P64"><text:span text:style-name="T20"/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102">$view </text:span><text:span text:style-name="T20">= Zend_Registry::get(</text:span><text:span text:style-name="T23">'view'</text:span><text:span text:style-name="T20">);</text:span></text:p>
            <text:p text:style-name="P64"><text:span text:style-name="T20"><text:s/></text:span><text:span text:style-name="T20"><text:tab/></text:span><text:span text:style-name="T102">$view</text:span><text:span text:style-name="T20">→assign(</text:span><text:span text:style-name="T23">'produtoSelecionado'</text:span><text:span text:style-name="T20">,</text:span><text:span text:style-name="T102">$produtoSelecionado</text:span><text:span text:style-name="T20">);</text:span></text:p>
            <text:p text:style-name="P64"><text:span text:style-name="T20"/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102">$view</text:span><text:span text:style-name="T20">-&gt;assign(</text:span><text:span text:style-name="T23">'header'</text:span><text:span text:style-name="T20">,</text:span><text:span text:style-name="T23">'pageHeader.phtml'</text:span><text:span text:style-name="T20">);</text:span></text:p>
            <text:p text:style-name="P64"><text:span text:style-name="T102"><text:s/></text:span><text:span text:style-name="T102"><text:tab/></text:span><text:span text:style-name="T102"><text:tab/></text:span><text:span text:style-name="T102"><text:tab/></text:span><text:span text:style-name="T102">$view</text:span><text:span text:style-name="T20">-&gt;assign(</text:span><text:span text:style-name="T23">'body'</text:span><text:span text:style-name="T20">,</text:span><text:span text:style-name="T23">'editar.phtml'</text:span><text:span text:style-name="T20">);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102">$view</text:span><text:span text:style-name="T20">-&gt;assign(</text:span><text:span text:style-name="T23">'footer'</text:span><text:span text:style-name="T20">,</text:span><text:span text:style-name="T23">'pageFooter.phtml'</text:span><text:span text:style-name="T20">);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102">$this</text:span><text:span text:style-name="T20">-&gt;_response-&gt;setBody(</text:span><text:span text:style-name="T102">$view</text:span><text:span text:style-name="T20">-&gt;render(</text:span><text:span text:style-name="T23">'default.phtml'</text:span><text:span text:style-name="T20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108"><text:s/></text:span><text:span text:style-name="T108"><text:tab/></text:span><text:span text:style-name="T108"><text:tab/></text:span><text:span text:style-name="T97"><text:tab/></text:span><text:span text:style-name="T97">Agora, criaremos a visão para exibir um formulário onde o cliente poderá alterar a quantidade do produto selecionado. Em </text:span><text:span text:style-name="T99">views/principal</text:span><text:span text:style-name="T97"> criaremos o arquivo </text:span><text:span text:style-name="T99">editar.thtml</text:span><text:span text:style-name="T108">:</text:span></text:p>
            <text:p text:style-name="P64"><text:span text:style-name="T20"/></text:p>
            <text:p text:style-name="P64"><text:span text:style-name="T20">&lt;center&gt;</text:span></text:p>
            <text:p text:style-name="P64"><text:span text:style-name="T20">&lt;form action="/zend/acme/carrinho/alterar"</text:span></text:p>
            <text:p text:style-name="P64"><text:span text:style-name="T20">method="post"&gt;</text:span></text:p>
            <text:p text:style-name="P64"><text:span text:style-name="T20">&lt;?php</text:span></text:p>
            <text:p text:style-name="P64"><text:span text:style-name="T20">if (isset($this-&gt;produtoSelecionado['id']))</text:span></text:p>
            <text:p text:style-name="P64"><text:span text:style-name="T20">{</text:span></text:p>
            <text:p text:style-name="P64"><text:span text:style-name="T20">echo '&lt;b&gt;Produto: '.$this-</text:span></text:p>
            <text:p text:style-name="P64"><text:span text:style-name="T20">&gt;produtoSelecionado['nome'].'&lt;/b&gt;&lt;br/&gt;';</text:span></text:p>
            <text:p text:style-name="P64"><text:span text:style-name="T20">echo '&lt;b&gt;Preço: '.$this-</text:span></text:p>
            <text:p text:style-name="P64"><text:span text:style-name="T20">&gt;produtoSelecionado['valor'].'&lt;/b&gt;&lt;br/&gt;'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109">Quantidade:</text:span></text:p>
            <text:p text:style-name="P64"><text:span text:style-name="T20">&lt;input name="quantidade" value="&lt;?=$this-&gt;produtoSelecionado['quantidade']?&gt;" id="nome"type="text"&gt;</text:span></text:p>
            <text:p text:style-name="P64"><text:span text:style-name="T20">&lt;input name="id" value="&lt;?=$this-&gt;produtoSelecionado['id']?&gt;" id="id"type="hidden"&gt;</text:span></text:p>
            <text:p text:style-name="P64"><text:span text:style-name="T20">&lt;?php</text:span></text:p>
            <text:p text:style-name="P64"><text:span text:style-name="T20">}</text:span></text:p>
            <text:p text:style-name="P64"><text:span text:style-name="T20">?&gt;</text:span></text:p>
            <text:p text:style-name="P64"><text:span text:style-name="T20">&lt;input type="submit" name="alterar"value="Alterar"/&gt;</text:span></text:p>
            <text:p text:style-name="P64"><text:span text:style-name="T20">&lt;/form&gt;</text:span></text:p>
            <text:p text:style-name="P64"><text:span text:style-name="T20">&lt;/center&gt;</text:span></text:p>
            <text:p text:style-name="P64"><text:span text:style-name="T20">&lt;a href="/zend/acme/carrinho/"&gt;Carrinho de compras&lt;/a&gt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97">Agora, na classe CarrinhoController, criaremos o método alterar, que responderá à requisição feita pelo formulário anterior:</text:span></text:p>
            <text:p text:style-name="P64"><text:span text:style-name="T108"/></text:p>
            <text:p text:style-name="P64"><text:span text:style-name="T110"><text:s/></text:span><text:span text:style-name="T110"><text:tab/></text:span><text:span text:style-name="T110"><text:tab/></text:span><text:span text:style-name="T111"><text:tab/></text:span><text:span text:style-name="T112">public function</text:span><text:span text:style-name="T110"> alterarAction()</text:span></text:p>
            <text:p text:style-name="P64"><text:span text:style-name="T110"><text:s/></text:span><text:span text:style-name="T110"><text:tab/></text:span><text:span text:style-name="T110"><text:tab/></text:span><text:span text:style-name="T110">{</text:span></text:p>
            <text:p text:style-name="P64"><text:span text:style-name="T113">/* Alteração de quantidade de um item do carrinho*/</text:span></text:p>
            <text:p text:style-name="P64"><text:span text:style-name="T110"><text:s/></text:span><text:span text:style-name="T110"><text:tab/></text:span><text:span text:style-name="T110"><text:tab/></text:span><text:span text:style-name="T110"><text:tab/></text:span><text:span text:style-name="T114">$id</text:span><text:span text:style-name="T110"> = (</text:span><text:span text:style-name="T112">int</text:span><text:span text:style-name="T110">)$this→_request→getParam(</text:span><text:span text:style-name="T115">'id'</text:span><text:span text:style-name="T110">);</text:span></text:p>
            <text:p text:style-name="P64"><text:span text:style-name="T110"/></text:p>
            <text:p text:style-name="P64"><text:span text:style-name="T110"><text:s/></text:span><text:span text:style-name="T110"><text:tab/></text:span><text:span text:style-name="T110"><text:tab/></text:span><text:span text:style-name="T110"><text:tab/></text:span><text:span text:style-name="T112">if</text:span><text:span text:style-name="T110"> (is_null(</text:span><text:span text:style-name="T114">$id</text:span><text:span text:style-name="T110">))</text:span></text:p>
            <text:p text:style-name="P64"><text:span text:style-name="T110"><text:s/></text:span><text:span text:style-name="T110"><text:tab/></text:span><text:span text:style-name="T110"><text:tab/></text:span><text:span text:style-name="T110"><text:tab/></text:span><text:span text:style-name="T110">{</text:span></text:p>
            <text:p text:style-name="P64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4">$this</text:span><text:span text:style-name="T110">-&gt;_redirect('/carrinho/');</text:span></text:p>
            <text:p text:style-name="P64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2">exit</text:span><text:span text:style-name="T110">;</text:span></text:p>
            <text:p text:style-name="P64"><text:span text:style-name="T110"><text:s/></text:span><text:span text:style-name="T110"><text:tab/></text:span><text:span text:style-name="T110"><text:tab/></text:span><text:span text:style-name="T110"><text:tab/></text:span><text:span text:style-name="T11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108"><text:s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<text:tab/></text:span><text:span text:style-name="T108"> </text:span><text:span text:style-name="T108"><text:tab/></text:span></text:p>
            <text:p text:style-name="P64"><text:span text:style-name="T102">$quantidade</text:span><text:span text:style-name="T20"> = (</text:span><text:span text:style-name="T107">int</text:span><text:span text:style-name="T20">) </text:span><text:span text:style-name="T102">$this</text:span><text:span text:style-name="T20">-&gt;_request-&gt;getParam(</text:span><text:span text:style-name="T23">'quantidade'</text:span><text:span text:style-name="T20">);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107">foreach</text:span><text:span text:style-name="T20"> (</text:span><text:span text:style-name="T102">$_SESSION</text:span><text:span text:style-name="T20">[</text:span><text:span text:style-name="T23">'carrinho'</text:span><text:span text:style-name="T20">] </text:span><text:span text:style-name="T107">as</text:span><text:span text:style-name="T20"> $chave =&gt; $produto)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{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 </text:span><text:span text:style-name="T107"><text:tab/></text:span><text:span text:style-name="T107">if</text:span><text:span text:style-name="T20"> (</text:span><text:span text:style-name="T107">isset</text:span><text:span text:style-name="T20">(</text:span><text:span text:style-name="T102">$produto</text:span><text:span text:style-name="T20">[</text:span><text:span text:style-name="T23">'id'</text:span><text:span text:style-name="T20">]))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{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107">If</text:span><text:span text:style-name="T20"> (</text:span><text:span text:style-name="T102">$produto</text:span><text:span text:style-name="T20">[</text:span><text:span text:style-name="T23">'id'</text:span><text:span text:style-name="T20">] == $id )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{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102"><text:tab/></text:span><text:span text:style-name="T102"> </text:span><text:span text:style-name="T102">$_SESSION</text:span><text:span text:style-name="T20">['carrinho'][</text:span><text:span text:style-name="T102">$chave</text:span><text:span text:style-name="T20">][</text:span><text:span text:style-name="T23">'quantidade'</text:span><text:span text:style-name="T20">]= </text:span><text:span text:style-name="T102">$quantidade</text:span><text:span text:style-name="T20">;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107"><text:tab/></text:span><text:span text:style-name="T107">break;</text:span></text:p>
            <text:p text:style-name="P64"><text:span text:style-name="T20"><text:s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<text:tab/></text:span><text:span text:style-name="T20"> </text:span><text:span text:style-name="T20"><text:tab/></text:span><text:span text:style-name="T20">}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 </text:span><text:span text:style-name="T20"><text:tab/></text:span><text:span text:style-name="T20">}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 </text:span><text:span text:style-name="T20"><text:tab/></text:span><text:span text:style-name="T20">}</text:span></text:p>
            <text:p text:style-name="P64"><text:span text:style-name="T20"><text:s/></text:span><text:span text:style-name="T20"><text:tab/></text:span><text:span text:style-name="T20"><text:tab/></text:span><text:span text:style-name="T102"><text:tab/></text:span><text:span text:style-name="T102">$this</text:span><text:span text:style-name="T20">→_redirect(</text:span><text:span text:style-name="T23">'/carrinho/'</text:span><text:span text:style-name="T20">);</text:span></text:p>
            <text:p text:style-name="P64"><text:span text:style-name="T2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97"><text:s/></text:span><text:span text:style-name="T97"><text:tab/></text:span><text:span text:style-name="T97"><text:tab/></text:span><text:span text:style-name="T97">Vamos testar as funcionalidades, comprando, alterando e removendo itens do carrinho.</text:span></text:p>
            <text:p text:style-name="P64"><text:span text:style-name="T97"><text:s/></text:span><text:span text:style-name="T97"><text:tab/></text:span><text:span text:style-name="T97"><text:tab/></text:span><text:span text:style-name="T97">Carregue a URL </text:span><text:span text:style-name="T116">http://localhost/zend/acme</text:span><text:span text:style-name="T97"> e execute essas operações.</text:span></text:p>
            <text:p text:style-name="P64"><text:span text:style-name="T97"><text:s/></text:span><text:span text:style-name="T97"><text:tab/></text:span><text:span text:style-name="T97"><text:tab/></text:span><text:span text:style-name="T97">Agora falta somente uma coisa: finalizar a compra e gravar o pedido. </text:span></text:p>
            <text:p text:style-name="P64"><text:span text:style-name="T97"><text:s/></text:span><text:span text:style-name="T97"><text:tab/></text:span><text:span text:style-name="T97"><text:tab/></text:span><text:span text:style-name="T97">Só que para fazer isso, o usuário tem de se identificar. E não podemos esquecer de que, se o usuário não existir, ele pode se cadastrar no ato da compra.</text:span></text:p>
            <text:p text:style-name="P64"><text:span text:style-name="T97">Já temos o link para o fechamento na visão </text:span><text:span text:style-name="T99">comprar.phtml</text:span><text:span text:style-name="T97">:</text:span></text:p>
            <text:p text:style-name="P64"><text:span text:style-name="T108"/></text:p>
            <text:p text:style-name="P64"><text:span text:style-name="T20">&lt;a href="/zend/acme/carrinho/fechar"&gt;Fechar compra&lt;/a&gt; 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109">Agora criaremos na classe</text:span><text:span text:style-name="T108"> CarrinhoController o </text:span><text:span text:style-name="T109">método</text:span></text:p>
            <text:p text:style-name="P64"><text:span text:style-name="T108">Fechar.</text:span></text:p>
            <text:p text:style-name="P64"><text:span text:style-name="T108"/></text:p>
            <text:p text:style-name="P64"><text:span text:style-name="T105"><text:s/></text:span><text:span text:style-name="T105"><text:tab/></text:span><text:span text:style-name="T105"><text:tab/></text:span><text:span text:style-name="T105">/* Fechamento da compra */</text:span></text:p>
            <text:p text:style-name="P64"><text:span text:style-name="T106"><text:s/></text:span><text:span text:style-name="T106"><text:tab/></text:span><text:span text:style-name="T106"><text:tab/></text:span><text:span text:style-name="T106">public function</text:span><text:span text:style-name="T20"> fecharAction()</text:span></text:p>
            <text:p text:style-name="P64"><text:span text:style-name="T20"><text:s/></text:span><text:span text:style-name="T20"><text:tab/></text:span><text:span text:style-name="T20"><text:tab/></text:span><text:span text:style-name="T20">{</text:span></text:p>
            <text:p text:style-name="P64"><text:span text:style-name="T106"><text:s/></text:span><text:span text:style-name="T106"><text:tab/></text:span><text:span text:style-name="T106"><text:tab/></text:span><text:span text:style-name="T106"><text:tab/></text:span><text:span text:style-name="T106">if</text:span><text:span text:style-name="T20"> (!</text:span><text:span text:style-name="T106">isset</text:span><text:span text:style-name="T20">(</text:span><text:span text:style-name="T102">$_SESSION</text:span><text:span text:style-name="T20">['cliente']))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{</text:span></text:p>
            <text:p text:style-name="P64"><text:span text:style-name="T102"><text:s/></text:span><text:span text:style-name="T102"><text:tab/></text:span><text:span text:style-name="T102"><text:tab/></text:span><text:span text:style-name="T102"><text:tab/></text:span><text:span text:style-name="T102"><text:tab/></text:span><text:span text:style-name="T102">$this</text:span><text:span text:style-name="T20">-&gt;_redirect('/index/acessar');</text:span></text:p>
            <text:p text:style-name="P64"><text:span text:style-name="T106"><text:s/></text:span><text:span text:style-name="T106"><text:tab/></text:span><text:span text:style-name="T106"><text:tab/></text:span><text:span text:style-name="T106"><text:tab/></text:span><text:span text:style-name="T106"><text:tab/></text:span><text:span text:style-name="T106">exit</text:span><text:span text:style-name="T20">;</text:span></text:p>
            <text:p text:style-name="P64"><text:span text:style-name="T20"><text:s/></text:span><text:span text:style-name="T20"><text:tab/></text:span><text:span text:style-name="T20"><text:tab/></text:span><text:span text:style-name="T20"><text:tab/></text:span><text:span text:style-name="T20">}</text:span></text:p>
            <text:p text:style-name="P64"><text:span text:style-name="T20">}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102">$view</text:span><text:span text:style-name="T20"> = Zend_Registry::get(</text:span><text:span text:style-name="T23">'view'</text:span><text:span text:style-name="T20">);</text:span></text:p>
            <text:p text:style-name="P64"><text:span text:style-name="T102">$view</text:span><text:span text:style-name="T20">-&gt;assign(</text:span><text:span text:style-name="T23">'header','pageHeader.phtml'</text:span><text:span text:style-name="T20">);</text:span></text:p>
            <text:p text:style-name="P64"><text:span text:style-name="T102">$view</text:span><text:span text:style-name="T20">-&gt;assign(</text:span><text:span text:style-name="T23">'body','fechar.phtml'</text:span><text:span text:style-name="T20">);</text:span></text:p>
            <text:p text:style-name="P64"><text:span text:style-name="T102">$view</text:span><text:span text:style-name="T20">-&gt;assign(</text:span><text:span text:style-name="T23">'footer','pageFooter.phtml'</text:span><text:span text:style-name="T20">);</text:span></text:p>
            <text:p text:style-name="P64"><text:span text:style-name="T102">$this</text:span><text:span text:style-name="T20">-&gt;_response-&gt;setBody($view-&gt;render(</text:span><text:span text:style-name="T23">'default.phtml'</text:span><text:span text:style-name="T20">));</text:span></text:p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Compra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4"><text:span text:style-name="T117">Dá pra perceber que esse método vai exigir a criação de duas visões. Uma é </text:span><text:span text:style-name="T99">fechar.phtml</text:span><text:span text:style-name="T117">. Outra é </text:span><text:span text:style-name="T99">acessar.phtml. </text:span><text:span text:style-name="T117">Vamos começar pela tela de identificação do cliente. Só que antes, precisamos criar a tabela </text:span><text:span text:style-name="T118">usuarios</text:span><text:span text:style-name="T117"> no banco de dados, com os seguintes campos:</text:span></text:p>
            <text:p text:style-name="P64"><text:span text:style-name="T119"/></text:p>
            <text:p text:style-name="P64"><text:span text:style-name="T119"/></text:p>
            <text:list text:style-name="L4">
              <text:list-item>
                <text:p text:style-name="P64"><text:span text:style-name="T105">id</text:span><text:span text:style-name="T120"> : serial / (não nulo, chave única e chave primária)</text:span></text:p>
              </text:list-item>
              <text:list-item>
                <text:p text:style-name="P64"><text:span text:style-name="T105">cpf</text:span><text:span text:style-name="T120"> : text</text:span></text:p>
              </text:list-item>
              <text:list-item>
                <text:p text:style-name="P64"><text:span text:style-name="T105">email</text:span><text:span text:style-name="T120">: text</text:span></text:p>
              </text:list-item>
              <text:list-item>
                <text:p text:style-name="P64"><text:span text:style-name="T105">senha</text:span><text:span text:style-name="T120">: text</text:span></text:p>
              </text:list-item>
            </text:list>
          </draw:text-box>
        </draw:frame>
        <draw:custom-shape draw:style-name="gr4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1">Vamos aproveitar esta oportunidade e alterar dois links do</text:span></text:p>
            <text:p><text:span text:style-name="T121">arquivo</text:span><text:span text:style-name="T122"> pageHeader.phtml </text:span><text:span text:style-name="T121">de:</text:span></text:p>
            <text:p><text:span text:style-name="T121"/></text:p>
            <text:p><text:span text:style-name="T121"/></text:p>
            <text:p><text:span text:style-name="T123">&lt;a href="./acessar" &gt;Acessar&lt;/a&gt;&amp;nbsp;</text:span></text:p>
            <text:p><text:span text:style-name="T123">&lt;a href="./cadastrar" &gt;Cadastrar&lt;/a&gt;</text:span></text:p>
            <text:p/>
            <text:p><text:span text:style-name="T121">Para</text:span></text:p>
            <text:p><text:span text:style-name="T124"/></text:p>
            <text:p><text:span text:style-name="T123">&lt;a href="/zend/acme/index/acessar" &gt;Acessar&lt;/a&gt; &amp;nbsp;</text:span></text:p>
            <text:p><text:span text:style-name="T123">&lt;a href="/zend/acme/index/cadastrar"&gt;Cadastrar&lt;/a&gt;</text:span></text:p>
            <text:p><text:span text:style-name="T123"/></text:p>
            <text:p><text:span text:style-name="T123"/></text:p>
            <text:p><text:span text:style-name="T121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1"/></text:p>
            <text:p><text:span text:style-name="T121"/></text:p>
            <text:p><text:span text:style-name="T121">No IndexController, vamos criar primeiro o método acessar:</text:span></text:p>
            <text:p><text:span text:style-name="T121"/></text:p>
            <text:p><text:span text:style-name="T121"/></text:p>
            <text:p><text:span text:style-name="T125">/* Identificação do cliente */</text:span></text:p>
            <text:p><text:span text:style-name="T126">public function</text:span><text:span text:style-name="T127"> acessarAction()</text:span></text:p>
            <text:p><text:span text:style-name="T127">{</text:span></text:p>
            <text:p><text:span text:style-name="T128">if </text:span><text:span text:style-name="T127">(</text:span><text:span text:style-name="T128">isset</text:span><text:span text:style-name="T127">(</text:span><text:span text:style-name="T129">$_SESSION</text:span><text:span text:style-name="T127">['</text:span><text:span text:style-name="T130">cliente'</text:span><text:span text:style-name="T127">]))</text:span></text:p>
            <text:p><text:span text:style-name="T127">{</text:span></text:p>
            <text:p><text:span text:style-name="T129">$this</text:span><text:span text:style-name="T127">-&gt;_redirect(</text:span><text:span text:style-name="T130">'/carrinho/comprar'</text:span><text:span text:style-name="T127">);</text:span></text:p>
            <text:p><text:span text:style-name="T127">}</text:span></text:p>
            <text:p><text:span text:style-name="T127">}</text:span></text:p>
            <text:p><text:span text:style-name="T129">$view</text:span><text:span text:style-name="T127"> = Zend_Registry::get(</text:span><text:span text:style-name="T130">'view'</text:span><text:span text:style-name="T127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9"/></text:p>
            <text:p><text:span text:style-name="T129">$view</text:span><text:span text:style-name="T123">-&gt;assign(</text:span><text:span text:style-name="T130">'mensagem'</text:span><text:span text:style-name="T123">,isset($_SESSION[</text:span><text:span text:style-name="T130">'mensagem'</text:span><text:span text:style-name="T123">])</text:span></text:p>
            <text:p><text:span text:style-name="T127">?</text:span><text:span text:style-name="T129"> $_SESSION</text:span><text:span text:style-name="T127">[</text:span><text:span text:style-name="T130">'mensagem'</text:span><text:span text:style-name="T127">] : '');</text:span></text:p>
            <text:p><text:span text:style-name="T129">$view</text:span><text:span text:style-name="T123">-&gt;assign(</text:span><text:span text:style-name="T130">'header','pageHeader.phtml'</text:span><text:span text:style-name="T123">);</text:span></text:p>
            <text:p><text:span text:style-name="T129">$view</text:span><text:span text:style-name="T123">-&gt;assign(</text:span><text:span text:style-name="T130">'body','acessar.phtml'</text:span><text:span text:style-name="T123">);</text:span></text:p>
            <text:p><text:span text:style-name="T129">$view</text:span><text:span text:style-name="T123">-&gt;assign(</text:span><text:span text:style-name="T130">'footer','pageFooter.phtml'</text:span><text:span text:style-name="T123">);</text:span></text:p>
            <text:p><text:span text:style-name="T129">$this</text:span><text:span text:style-name="T123">-&gt;response→setBody(</text:span><text:span text:style-name="T129">$view</text:span><text:span text:style-name="T123">→render(</text:span><text:span text:style-name="T130">'default.phtml'</text:span><text:span text:style-name="T123">));</text:span></text:p>
            <text:p><text:span text:style-name="T123">}</text:span></text:p>
            <text:p><text:span text:style-name="T123"/></text:p>
            <text:p><text:span text:style-name="T123"/></text:p>
            <text:p><text:span text:style-name="T131"/></text:p>
            <text:p><text:span text:style-name="T131"/></text:p>
            <text:p><text:span text:style-name="T131"/></text:p>
            <text:p><text:span text:style-name="T132"/></text:p>
            <text:p><text:span text:style-name="T132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>&lt;h3 id="warning"&gt;&lt;?=$this-&gt;mensagem?&gt;&lt;/h3&gt;</text:span></text:p>
            <text:p><text:span text:style-name="T123">&lt;center&gt;</text:span></text:p>
            <text:p><text:span text:style-name="T123">&lt;form action="/zend/acme/index/login" method="post"&gt;</text:span></text:p>
            <text:p><text:span text:style-name="T123">CPF:</text:span></text:p>
            <text:p><text:span text:style-name="T123">&lt;input name="cpf" value="" id="cpf" type="text"&gt;</text:span></text:p>
            <text:p><text:span text:style-name="T123">e-mail:</text:span></text:p>
            <text:p><text:span text:style-name="T123">&lt;input name="email" value="" id="email" type="text"&gt;</text:span></text:p>
            <text:p><text:span text:style-name="T123">senha:</text:span></text:p>
            <text:p><text:span text:style-name="T123">&lt;input name="senha" value="" id="senha" type="password"&gt;</text:span></text:p>
            <text:p><text:span text:style-name="T123">&lt;input type="submit" name="login" value="Login"/&gt;</text:span></text:p>
            <text:p><text:span text:style-name="T123">&lt;/form&gt;</text:span></text:p>
            <text:p><text:span text:style-name="T123">&lt;/center&gt;</text:span></text:p>
            <text:p><text:span text:style-name="T123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>Essa visão submete o formulário para o método login do IndexController. Vamos criá-lo:</text:span></text:p>
            <text:p><text:span text:style-name="T123"/></text:p>
            <text:p><text:span text:style-name="T123"/></text:p>
            <text:p><text:span text:style-name="T133"><text:s/></text:span><text:span text:style-name="T133"><text:tab/></text:span><text:span text:style-name="T133"><text:tab/></text:span><text:span text:style-name="T133">/* Efetua o login do cliente */</text:span></text:p>
            <text:p><text:span text:style-name="T134"><text:s/></text:span><text:span text:style-name="T134"><text:tab/></text:span><text:span text:style-name="T134"><text:tab/></text:span><text:span text:style-name="T134">public function</text:span><text:span text:style-name="T123"> loginAction()</text:span></text:p>
            <text:p><text:span text:style-name="T123"><text:s/></text:span><text:span text:style-name="T123"><text:tab/></text:span><text:span text:style-name="T123"><text:tab/></text:span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cpf</text:span><text:span text:style-name="T123"> = </text:span><text:span text:style-name="T129">$this</text:span><text:span text:style-name="T123">-&gt;_request-&gt;getParam(</text:span><text:span text:style-name="T130">'cpf'</text:span><text:span text:style-name="T123">);</text:span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email</text:span><text:span text:style-name="T123"> = </text:span><text:span text:style-name="T129">$this</text:span><text:span text:style-name="T123">-&gt;_request-&gt;getParam(</text:span><text:span text:style-name="T130">'email'</text:span><text:span text:style-name="T123">);</text:span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senha</text:span><text:span text:style-name="T123"> = </text:span><text:span text:style-name="T129">$this</text:span><text:span text:style-name="T123">-&gt;_request-</text:span><text:span text:style-name="T123"><text:tab/></text:span><text:span text:style-name="T123">&gt;getParam(</text:span><text:span text:style-name="T130">'senha'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><text:s/></text:span><text:span text:style-name="T123"><text:tab/></text:span><text:span text:style-name="T123"><text:tab/></text:span><text:span text:style-name="T123"><text:tab/></text:span><text:span text:style-name="T128">if </text:span><text:span text:style-name="T123">(</text:span><text:span text:style-name="T129">$cpf</text:span><text:span text:style-name="T123">)</text:span></text:p>
            <text:p><text:span text:style-name="T123"><text:s/></text:span><text:span text:style-name="T123"><text:tab/></text:span><text:span text:style-name="T123"><text:tab/></text:span><text:span text:style-name="T123">{</text:span></text:p>
            <text:p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9">$campo</text:span><text:span text:style-name="T123"> = </text:span><text:span text:style-name="T130">'cpf'</text:span><text:span text:style-name="T127">;</text:span></text:p>
            <text:p><text:span text:style-name="T123"><text:s/></text:span><text:span text:style-name="T123"><text:tab/></text:span><text:span text:style-name="T123"><text:tab/></text:span><text:span text:style-name="T123">}</text:span></text:p>
            <text:p><text:span text:style-name="T123"><text:s/></text:span><text:span text:style-name="T128"><text:tab/></text:span><text:span text:style-name="T128"><text:tab/></text:span><text:span text:style-name="T128">else</text:span></text:p>
            <text:p><text:span text:style-name="T123"><text:s/></text:span><text:span text:style-name="T123"><text:tab/></text:span><text:span text:style-name="T123"><text:tab/></text:span><text:span text:style-name="T123">{</text:span></text:p>
            <text:p><text:span text:style-name="T123"><text:s/></text:span><text:span text:style-name="T123"><text:tab/></text:span><text:span text:style-name="T123"><text:tab/></text:span><text:span text:style-name="T123"><text:tab/></text:span><text:span text:style-name="T123"><text:tab/></text:span><text:span text:style-name="T129">$campo</text:span><text:span text:style-name="T123"> = 'email';</text:span></text:p>
            <text:p><text:span text:style-name="T123"><text:s/></text:span><text:span text:style-name="T123"><text:tab/></text:span><text:span text:style-name="T123"><text:tab/></text:span><text:span text:style-name="T123">}</text:span></text:p>
            <text:p><text:span text:style-name="T123"><text:s/></text:span><text:span text:style-name="T123"><text:tab/></text:span><text:span text:style-name="T123"><text:tab/></text:span><text:span text:style-name="T129">$where</text:span><text:span text:style-name="T123"> = </text:span><text:span text:style-name="T129">$table</text:span><text:span text:style-name="T123">-&gt;getAdapter()-&gt;quoteInto("</text:span><text:span text:style-name="T130">$campo = ?"</text:span><text:span text:style-name="T123">, </text:span><text:span text:style-name="T129">$cpf</text:span><text:span text:style-name="T123">);</text:span></text:p>
            <text:p><text:span text:style-name="T123"><text:s/></text:span><text:span text:style-name="T123"><text:tab/></text:span><text:span text:style-name="T123"><text:tab/></text:span><text:span text:style-name="T129">$usuario</text:span><text:span text:style-name="T123"> = </text:span><text:span text:style-name="T129">$table</text:span><text:span text:style-name="T123">-&gt;fetchAll(</text:span><text:span text:style-name="T129">$where</text:span><text:span text:style-name="T123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8"/></text:p>
            <text:p><text:span text:style-name="T128"/></text:p>
            <text:p><text:span text:style-name="T128">if</text:span><text:span text:style-name="T123"> (!</text:span><text:span text:style-name="T128">empty</text:span><text:span text:style-name="T123">(</text:span><text:span text:style-name="T129">$usuario</text:span><text:span text:style-name="T123">) &amp;&amp;</text:span></text:p>
            <text:p><text:span text:style-name="T129">$usuario</text:span><text:span text:style-name="T123">[0]['senha'] == </text:span><text:span text:style-name="T129">$senha</text:span><text:span text:style-name="T123">)</text:span></text:p>
            <text:p><text:span text:style-name="T123">{</text:span></text:p>
            <text:p><text:span text:style-name="T129">$_SESSION</text:span><text:span text:style-name="T123">['cliente'] = </text:span><text:span text:style-name="T129">$usuario</text:span><text:span text:style-name="T123">;</text:span></text:p>
            <text:p><text:span text:style-name="T129">$this</text:span><text:span text:style-name="T123">-&gt;_redirect('/carrinho');</text:span></text:p>
            <text:p><text:span text:style-name="T123">}</text:span></text:p>
            <text:p><text:span text:style-name="T128">else</text:span></text:p>
            <text:p><text:span text:style-name="T123">{</text:span></text:p>
            <text:p><text:span text:style-name="T129">$_SESSION</text:span><text:span text:style-name="T123">[</text:span><text:span text:style-name="T130">'mensagem'</text:span><text:span text:style-name="T123">] = </text:span><text:span text:style-name="T130">'Dados</text:span></text:p>
            <text:p><text:span text:style-name="T130">inválidos'</text:span><text:span text:style-name="T123">;</text:span></text:p>
            <text:p><text:span text:style-name="T129">$this</text:span><text:span text:style-name="T123">-&gt;_redirect(</text:span><text:span text:style-name="T130">'/index/acessar'</text:span><text:span text:style-name="T123">);</text:span></text:p>
            <text:p><text:span text:style-name="T123"><text:s/></text:span><text:span text:style-name="T123"><text:tab/></text:span><text:span text:style-name="T123">}</text:span></text:p>
            <text:p><text:span text:style-name="T12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31">Precisamos agora cadastrar um cliente. Vamos criar o método </text:span><text:span text:style-name="T135">cadastrar</text:span><text:span text:style-name="T131"> em </text:span><text:span text:style-name="T135">IndexController</text:span><text:span text:style-name="T131">. Ele só serve para exibir a visão correspondente, que criaremos em seguida:</text:span></text:p>
            <text:p><text:span text:style-name="T131"/></text:p>
            <text:p><text:span text:style-name="T133"><text:s/></text:span><text:span text:style-name="T133"><text:tab/></text:span><text:span text:style-name="T133"><text:tab/></text:span><text:span text:style-name="T133">/* Cadastramento do cliente */</text:span></text:p>
            <text:p><text:span text:style-name="T134"><text:s/></text:span><text:span text:style-name="T134"><text:tab/></text:span><text:span text:style-name="T134"><text:tab/></text:span><text:span text:style-name="T134">public function</text:span><text:span text:style-name="T123"> cadastrarAction(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$view</text:span><text:span text:style-name="T123"> = Zend_Registry::get(</text:span><text:span text:style-name="T130">'view'</text:span><text:span text:style-name="T123">);</text:span></text:p>
            <text:p><text:span text:style-name="T129"><text:s/></text:span><text:span text:style-name="T129"><text:tab/></text:span><text:span text:style-name="T129">$view</text:span><text:span text:style-name="T123">-&gt;assign(</text:span><text:span text:style-name="T130">'mensagem'</text:span><text:span text:style-name="T123">,</text:span><text:span text:style-name="T134">isset</text:span><text:span text:style-name="T123">(</text:span><text:span text:style-name="T129">$_SESSION</text:span><text:span text:style-name="T123">[</text:span><text:span text:style-name="T130">'mensagem'</text:span><text:span text:style-name="T123">]) ? </text:span><text:span text:style-name="T123"><text:tab/></text:span><text:span text:style-name="T123"> </text:span><text:span text:style-name="T123"><text:tab/></text:span><text:span text:style-name="T123"><text:tab/></text:span><text:span text:style-name="T129">$_SESSION</text:span><text:span text:style-name="T123">[</text:span><text:span text:style-name="T130">'mensagem'</text:span><text:span text:style-name="T123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9"/></text:p>
            <text:p><text:span text:style-name="T129">$_SESSION</text:span><text:span text:style-name="T123">[</text:span><text:span text:style-name="T130">'mensagem'</text:span><text:span text:style-name="T123">] = </text:span><text:span text:style-name="T130">''</text:span><text:span text:style-name="T123">;</text:span></text:p>
            <text:p><text:span text:style-name="T129">$view</text:span><text:span text:style-name="T123">-&gt;assign(</text:span><text:span text:style-name="T130">'header'</text:span><text:span text:style-name="T123">,</text:span><text:span text:style-name="T130">'pageHeader.phtml'</text:span><text:span text:style-name="T123">);</text:span></text:p>
            <text:p><text:span text:style-name="T129">$view</text:span><text:span text:style-name="T123">-&gt;assign(</text:span><text:span text:style-name="T130">'body'</text:span><text:span text:style-name="T123">,</text:span><text:span text:style-name="T130">'cadastrar.phtml'</text:span><text:span text:style-name="T123">);</text:span></text:p>
            <text:p><text:span text:style-name="T129">$view</text:span><text:span text:style-name="T123">-&gt;assign(</text:span><text:span text:style-name="T130">'footer'</text:span><text:span text:style-name="T123">,</text:span><text:span text:style-name="T130">'pageFooter.phtml'</text:span><text:span text:style-name="T123">);</text:span></text:p>
            <text:p><text:span text:style-name="T129">$this</text:span><text:span text:style-name="T123">-&gt;_response-&gt;setBody(</text:span><text:span text:style-name="T129">$view</text:span><text:span text:style-name="T123">-&gt;render(</text:span><text:span text:style-name="T130">'default.phtml'</text:span><text:span text:style-name="T123">));</text:span></text:p>
            <text:p><text:span text:style-name="T123">}</text:span></text:p>
            <text:p><text:span text:style-name="T131"/></text:p>
            <text:p><text:span text:style-name="T131"/></text:p>
            <text:p><text:span text:style-name="T131"/></text:p>
            <text:p><text:span text:style-name="T131"/></text:p>
            <text:p><text:span text:style-name="T135">Em seguida, vamos criar a visão </text:span><text:span text:style-name="T131">cadastrar.phtml </text:span><text:span text:style-name="T135">em </text:span><text:span text:style-name="T131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>&lt;h2 id="warning"&gt;&lt;?=$this-&gt;mensagem?&gt;&lt;/h2&gt;</text:span></text:p>
            <text:p><text:span text:style-name="T123">&lt;center&gt;</text:span></text:p>
            <text:p><text:span text:style-name="T123">&lt;form action="/zend/acme/index/gravarCliente"</text:span></text:p>
            <text:p><text:span text:style-name="T123">method="post"&gt;</text:span></text:p>
            <text:p><text:span text:style-name="T123">CPF:</text:span></text:p>
            <text:p><text:span text:style-name="T123">&lt;input name="cpf" value="" id="cpf"</text:span></text:p>
            <text:p><text:span text:style-name="T123">type="text"&gt;</text:span></text:p>
            <text:p><text:span text:style-name="T123">e-mail:</text:span></text:p>
            <text:p><text:span text:style-name="T123">&lt;input name="email" value="" id="email"</text:span></text:p>
            <text:p><text:span text:style-name="T123">type="text"&gt;</text:span></text:p>
            <text:p><text:span text:style-name="T123">senha:</text:span></text:p>
            <text:p><text:span text:style-name="T123">&lt;input name="senha" value="" id="senha"</text:span></text:p>
            <text:p><text:span text:style-name="T123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23"/></text:p>
            <text:p><text:span text:style-name="T123"/></text:p>
            <text:p><text:span text:style-name="T123"/></text:p>
            <text:p><text:span text:style-name="T123">Confirme a senha:</text:span></text:p>
            <text:p><text:span text:style-name="T123">&lt;input name="senha2" value="" id="senha2"</text:span></text:p>
            <text:p><text:span text:style-name="T123">type="password"&gt;</text:span></text:p>
            <text:p><text:span text:style-name="T123">&lt;input type="submit" name="cadastrar"</text:span></text:p>
            <text:p><text:span text:style-name="T123">value="Cadastrar"/&gt;</text:span></text:p>
            <text:p><text:span text:style-name="T123">&lt;/form&gt;</text:span></text:p>
            <text:p><text:span text:style-name="T123">&lt;/center&gt;</text:span></text:p>
            <text:p><text:span text:style-name="T123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 text:style-name="P66"><text:span text:style-name="T136">Como pode se ver, esse formulário submete os dados para a ação </text:span><text:span text:style-name="T137">gravarCliente</text:span><text:span text:style-name="T136">. Temos de implementar esse método na classe </text:span><text:span text:style-name="T137">IndexController</text:span><text:span text:style-name="T136">:</text:span></text:p>
            <text:p><text:span text:style-name="T131"/></text:p>
            <text:p><text:span text:style-name="T131"/></text:p>
            <text:p><text:span text:style-name="T123"><text:s/></text:span><text:span text:style-name="T123"><text:tab/></text:span><text:span text:style-name="T123"><text:tab/></text:span><text:span text:style-name="T133">/* Persistência dos dados do cliente */</text:span></text:p>
            <text:p><text:span text:style-name="T123"><text:s/></text:span><text:span text:style-name="T123"><text:tab/></text:span><text:span text:style-name="T123"><text:tab/></text:span><text:span text:style-name="T134">public function</text:span><text:span text:style-name="T123"> gravarClienteAction()</text:span></text:p>
            <text:p><text:span text:style-name="T123">{</text:span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cpf</text:span><text:span text:style-name="T123"> = $this→_request→getParam('cpf');</text:span></text:p>
            <text:p><text:span text:style-name="T123"/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email</text:span><text:span text:style-name="T123"> = $this-&gt;_request-&gt;getParam(</text:span><text:span text:style-name="T130">'email'</text:span><text:span text:style-name="T123">);</text:span></text:p>
            <text:p><text:span text:style-name="T129"/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senha</text:span><text:span text:style-name="T123"> = $this-&gt;_request-&gt;getParam(</text:span><text:span text:style-name="T130">'senha'</text:span><text:span text:style-name="T123">);</text:span></text:p>
            <text:p><text:span text:style-name="T129"/></text:p>
            <text:p><text:span text:style-name="T129"><text:s/></text:span><text:span text:style-name="T129"><text:tab/></text:span><text:span text:style-name="T129"><text:tab/></text:span><text:span text:style-name="T129"><text:tab/></text:span><text:span text:style-name="T129">$senha2</text:span><text:span text:style-name="T123"> = $this-&gt;_request-&gt;getParam(</text:span><text:span text:style-name="T130">'senha2'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>if</text:span><text:span text:style-name="T123"> (</text:span><text:span text:style-name="T129">$senha</text:span><text:span text:style-name="T123"> != </text:span><text:span text:style-name="T129">$senha2</text:span><text:span text:style-name="T123">)</text:span></text:p>
            <text:p><text:span text:style-name="T123">{</text:span></text:p>
            <text:p><text:span text:style-name="T129">$_SESSION</text:span><text:span text:style-name="T123">[</text:span><text:span text:style-name="T139">'mensagem'</text:span><text:span text:style-name="T123">] = </text:span><text:span text:style-name="T139">'Dados</text:span></text:p>
            <text:p><text:span text:style-name="T139">inválidos</text:span><text:span text:style-name="T127">';</text:span></text:p>
            <text:p><text:span text:style-name="T129">$this</text:span><text:span text:style-name="T123">-&gt;_redirect(</text:span><text:span text:style-name="T130">'/index/cadastrar'</text:span><text:span text:style-name="T123">);</text:span></text:p>
            <text:p><text:span text:style-name="T138">exit;</text:span></text:p>
            <text:p><text:span text:style-name="T123">}</text:span></text:p>
            <text:p><text:span text:style-name="T129">$table</text:span><text:span text:style-name="T123"> = </text:span><text:span text:style-name="T138">new</text:span><text:span text:style-name="T123"> Usuarios();</text:span></text:p>
            <text:p><text:span text:style-name="T129">$where</text:span><text:span text:style-name="T123"> = </text:span><text:span text:style-name="T129">$table</text:span><text:span text:style-name="T123">-&gt;getAdapter()-&gt;quoteInto(</text:span><text:span text:style-name="T130">'cpf</text:span></text:p>
            <text:p><text:span text:style-name="T130">= ?</text:span><text:span text:style-name="T123">', </text:span><text:span text:style-name="T129">$cpf</text:span><text:span text:style-name="T123">);</text:span></text:p>
            <text:p><text:span text:style-name="T129">$usuario</text:span><text:span text:style-name="T123"> = </text:span><text:span text:style-name="T129">$table</text:span><text:span text:style-name="T123">-&gt;fetchAll(</text:span><text:span text:style-name="T129">$where</text:span><text:span text:style-name="T123">)-&gt;toArray();</text:span></text:p>
            <text:p><text:span text:style-name="T129">$cpfExiste</text:span><text:span text:style-name="T123"> = !</text:span><text:span text:style-name="T138">empty</text:span><text:span text:style-name="T123">(</text:span><text:span text:style-name="T129">$usuario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user-transformed="true">
          <draw:text-box>
            <text:p><text:span text:style-name="T138"/></text:p>
            <text:p><text:span text:style-name="T138"/></text:p>
            <text:p><text:span text:style-name="T138"/></text:p>
            <text:p><text:span text:style-name="T138">if</text:span><text:span text:style-name="T123"> (</text:span><text:span text:style-name="T129">$senha</text:span><text:span text:style-name="T123"> != </text:span><text:span text:style-name="T129">$senha2</text:span><text:span text:style-name="T123">)</text:span></text:p>
            <text:p><text:span text:style-name="T123">{</text:span></text:p>
            <text:p><text:span text:style-name="T129">$_SESSION</text:span><text:span text:style-name="T123">[</text:span><text:span text:style-name="T139">'mensagem'</text:span><text:span text:style-name="T123">] = </text:span><text:span text:style-name="T139">'Dados inválidos</text:span><text:span text:style-name="T127">';</text:span></text:p>
            <text:p><text:span text:style-name="T129">$this</text:span><text:span text:style-name="T123">-&gt;_redirect(</text:span><text:span text:style-name="T130">'/index/cadastrar'</text:span><text:span text:style-name="T123">);</text:span></text:p>
            <text:p><text:span text:style-name="T138">exit;</text:span></text:p>
            <text:p><text:span text:style-name="T123">}</text:span></text:p>
            <text:p><text:span text:style-name="T129">$table</text:span><text:span text:style-name="T123"> = </text:span><text:span text:style-name="T138">new</text:span><text:span text:style-name="T123"> Usuarios();</text:span></text:p>
            <text:p><text:span text:style-name="T129">$where</text:span><text:span text:style-name="T123"> = $table→getAdapter()→quoteInto('cpf</text:span><text:span text:style-name="T130"> = ?</text:span><text:span text:style-name="T123">', </text:span><text:span text:style-name="T129">$cpf</text:span><text:span text:style-name="T123">);</text:span></text:p>
            <text:p><text:span text:style-name="T129">$usuario</text:span><text:span text:style-name="T123"> = </text:span><text:span text:style-name="T129">$table</text:span><text:span text:style-name="T123">-&gt;fetchAll(</text:span><text:span text:style-name="T129">$where</text:span><text:span text:style-name="T123">)-&gt;toArray();</text:span></text:p>
            <text:p><text:span text:style-name="T129">$cpfExiste</text:span><text:span text:style-name="T123"> = !</text:span><text:span text:style-name="T138">empty</text:span><text:span text:style-name="T123">(</text:span><text:span text:style-name="T129">$usuario</text:span><text:span text:style-name="T12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dados do Cliente</text:span></text:p>
          </draw:text-box>
        </draw:frame>
        <draw:frame presentation:style-name="Padrão-outline1" draw:text-style-name="P65" draw:layer="layout" svg:width="26.2cm" svg:height="15.2cm" svg:x="1cm" svg:y="4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5" svg:font-family="Arial" style:font-family-generic="swiss" style:font-pitch="fixed"/>
    <style:font-face style:name="Courier New4" svg:font-family="'Courier New'" style:font-family-generic="swiss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Nimbus Mono L" svg:font-family="'Nimbus Mono L'" style:font-adornments="Regular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6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03T09:23:01.944098741</dc:date>
    <meta:editing-duration>PT10H49M45S</meta:editing-duration>
    <meta:editing-cycles>76</meta:editing-cycles>
    <meta:document-statistic meta:object-count="558"/>
  </office:meta>
</office:document-meta>
</file>